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untu@ubuntu-Latitude-E5470:~$ date</text:p>
      <text:p text:style-name="Standard">و 14:38:58 PKT ت 02 اکتوبر 2023</text:p>
      <text:p text:style-name="Standard">ubuntu@ubuntu-Latitude-E5470:~$ ps aux</text:p>
      <text:p text:style-name="Standard">USER <text:s text:c="8"/>PID %CPU %MEM <text:s text:c="3"/>VSZ <text:s text:c="2"/>RSS TTY <text:s text:c="5"/>STAT START <text:s text:c="2"/>TIME COMMAND</text:p>
      <text:p text:style-name="Standard">root <text:s text:c="10"/>1 <text:s/>0.0 <text:s/>0.1 166888 11988 ? <text:s text:c="7"/>Ss <text:s text:c="2"/>14:16 <text:s text:c="2"/>0:01 /sbin/init sp</text:p>
      <text:p text:style-name="Standard">root <text:s text:c="10"/>2 <text:s/>0.0 <text:s/>0.0 <text:s text:c="5"/>0 <text:s text:c="4"/>0 ? <text:s text:c="7"/>S <text:s text:c="3"/>14:16 <text:s text:c="2"/>0:00 [kthreadd]</text:p>
      <text:p text:style-name="Standard">root <text:s text:c="10"/>3 <text:s/>0.0 <text:s/>0.0 <text:s text:c="5"/>0 <text:s text:c="4"/>0 ? <text:s text:c="7"/>I&lt; <text:s text:c="2"/>14:16 <text:s text:c="2"/>0:00 [rcu_gp]</text:p>
      <text:p text:style-name="Standard">root <text:s text:c="10"/>4 <text:s/>0.0 <text:s/>0.0 <text:s text:c="5"/>0 <text:s text:c="4"/>0 ? <text:s text:c="7"/>I&lt; <text:s text:c="2"/>14:16 <text:s text:c="2"/>0:00 [rcu_par_gp]</text:p>
      <text:p text:style-name="Standard">root <text:s text:c="10"/>5 <text:s/>0.0 <text:s/>0.0 <text:s text:c="5"/>0 <text:s text:c="4"/>0 ? <text:s text:c="7"/>I&lt; <text:s text:c="2"/>14:16 <text:s text:c="2"/>0:00 [netns]</text:p>
      <text:p text:style-name="Standard">root <text:s text:c="10"/>7 <text:s/>0.0 <text:s/>0.0 <text:s text:c="5"/>0 <text:s text:c="4"/>0 ? <text:s text:c="7"/>I&lt; <text:s text:c="2"/>14:16 <text:s text:c="2"/>0:00 [kworker/0:0H</text:p>
      <text:p text:style-name="Standard">root <text:s text:c="10"/>8 <text:s/>0.0 <text:s/>0.0 <text:s text:c="5"/>0 <text:s text:c="4"/>0 ? <text:s text:c="7"/>I <text:s text:c="3"/>14:16 <text:s text:c="2"/>0:00 [kworker/0:1-</text:p>
      <text:p text:style-name="Standard">root <text:s text:c="10"/>9 <text:s/>0.0 <text:s/>0.0 <text:s text:c="5"/>0 <text:s text:c="4"/>0 ? <text:s text:c="7"/>I <text:s text:c="3"/>14:16 <text:s text:c="2"/>0:00 [kworker/u8:0</text:p>
      <text:p text:style-name="Standard">root <text:s text:c="9"/>10 <text:s/>0.0 <text:s/>0.0 <text:s text:c="5"/>0 <text:s text:c="4"/>0 ? <text:s text:c="7"/>I&lt; <text:s text:c="2"/>14:16 <text:s text:c="2"/>0:00 [mm_percpu_wq</text:p>
      <text:p text:style-name="Standard">root <text:s text:c="9"/>11 <text:s/>0.0 <text:s/>0.0 <text:s text:c="5"/>0 <text:s text:c="4"/>0 ? <text:s text:c="7"/>S <text:s text:c="3"/>14:16 <text:s text:c="2"/>0:00 [rcu_tasks_ru</text:p>
      <text:p text:style-name="Standard">root <text:s text:c="9"/>12 <text:s/>0.0 <text:s/>0.0 <text:s text:c="5"/>0 <text:s text:c="4"/>0 ? <text:s text:c="7"/>S <text:s text:c="3"/>14:16 <text:s text:c="2"/>0:00 [rcu_tasks_tr</text:p>
      <text:p text:style-name="Standard">root <text:s text:c="9"/>13 <text:s/>0.0 <text:s/>0.0 <text:s text:c="5"/>0 <text:s text:c="4"/>0 ? <text:s text:c="7"/>S <text:s text:c="3"/>14:16 <text:s text:c="2"/>0:00 [ksoftirqd/0]</text:p>
      <text:p text:style-name="Standard">root <text:s text:c="9"/>14 <text:s/>0.0 <text:s/>0.0 <text:s text:c="5"/>0 <text:s text:c="4"/>0 ? <text:s text:c="7"/>I <text:s text:c="3"/>14:16 <text:s text:c="2"/>0:01 [rcu_sched]</text:p>
      <text:p text:style-name="Standard">root <text:s text:c="9"/>15 <text:s/>0.0 <text:s/>0.0 <text:s text:c="5"/>0 <text:s text:c="4"/>0 ? <text:s text:c="7"/>S <text:s text:c="3"/>14:16 <text:s text:c="2"/>0:00 [migration/0]</text:p>
      <text:p text:style-name="Standard">root <text:s text:c="9"/>16 <text:s/>0.0 <text:s/>0.0 <text:s text:c="5"/>0 <text:s text:c="4"/>0 ? <text:s text:c="7"/>S <text:s text:c="3"/>14:16 <text:s text:c="2"/>0:00 [idle_inject/</text:p>
      <text:p text:style-name="Standard">root <text:s text:c="9"/>17 <text:s/>0.0 <text:s/>0.0 <text:s text:c="5"/>0 <text:s text:c="4"/>0 ? <text:s text:c="7"/>S <text:s text:c="3"/>14:16 <text:s text:c="2"/>0:00 [cpuhp/0]</text:p>
      <text:p text:style-name="Standard">root <text:s text:c="9"/>18 <text:s/>0.0 <text:s/>0.0 <text:s text:c="5"/>0 <text:s text:c="4"/>0 ? <text:s text:c="7"/>S <text:s text:c="3"/>14:16 <text:s text:c="2"/>0:00 [cpuhp/1]</text:p>
      <text:p text:style-name="Standard">root <text:s text:c="9"/>19 <text:s/>0.0 <text:s/>0.0 <text:s text:c="5"/>0 <text:s text:c="4"/>0 ? <text:s text:c="7"/>S <text:s text:c="3"/>14:16 <text:s text:c="2"/>0:00 [idle_inject/</text:p>
      <text:p text:style-name="Standard">root <text:s text:c="9"/>20 <text:s/>0.0 <text:s/>0.0 <text:s text:c="5"/>0 <text:s text:c="4"/>0 ? <text:s text:c="7"/>S <text:s text:c="3"/>14:16 <text:s text:c="2"/>0:00 [migration/1]</text:p>
      <text:p text:style-name="Standard">root <text:s text:c="9"/>21 <text:s/>0.0 <text:s/>0.0 <text:s text:c="5"/>0 <text:s text:c="4"/>0 ? <text:s text:c="7"/>S <text:s text:c="3"/>14:16 <text:s text:c="2"/>0:00 [ksoftirqd/1]</text:p>
      <text:p text:style-name="Standard">root <text:s text:c="9"/>23 <text:s/>0.0 <text:s/>0.0 <text:s text:c="5"/>0 <text:s text:c="4"/>0 ? <text:s text:c="7"/>I&lt; <text:s text:c="2"/>14:16 <text:s text:c="2"/>0:00 [kworker/1:0H</text:p>
      <text:p text:style-name="Standard">root <text:s text:c="9"/>24 <text:s/>0.0 <text:s/>0.0 <text:s text:c="5"/>0 <text:s text:c="4"/>0 ? <text:s text:c="7"/>S <text:s text:c="3"/>14:16 <text:s text:c="2"/>0:00 [cpuhp/2]</text:p>
      <text:p text:style-name="Standard">root <text:s text:c="9"/>25 <text:s/>0.0 <text:s/>0.0 <text:s text:c="5"/>0 <text:s text:c="4"/>0 ? <text:s text:c="7"/>S <text:s text:c="3"/>14:16 <text:s text:c="2"/>0:00 [idle_inject/</text:p>
      <text:p text:style-name="Standard">root <text:s text:c="9"/>26 <text:s/>0.0 <text:s/>0.0 <text:s text:c="5"/>0 <text:s text:c="4"/>0 ? <text:s text:c="7"/>S <text:s text:c="3"/>14:16 <text:s text:c="2"/>0:00 [migration/2]</text:p>
      <text:p text:style-name="Standard">root <text:s text:c="9"/>27 <text:s/>0.0 <text:s/>0.0 <text:s text:c="5"/>0 <text:s text:c="4"/>0 ? <text:s text:c="7"/>S <text:s text:c="3"/>14:16 <text:s text:c="2"/>0:00 [ksoftirqd/2]</text:p>
      <text:p text:style-name="Standard">root <text:s text:c="9"/>29 <text:s/>0.0 <text:s/>0.0 <text:s text:c="5"/>0 <text:s text:c="4"/>0 ? <text:s text:c="7"/>I&lt; <text:s text:c="2"/>14:16 <text:s text:c="2"/>0:00 [kworker/2:0H</text:p>
      <text:p text:style-name="Standard">root <text:s text:c="9"/>30 <text:s/>0.0 <text:s/>0.0 <text:s text:c="5"/>0 <text:s text:c="4"/>0 ? <text:s text:c="7"/>S <text:s text:c="3"/>14:16 <text:s text:c="2"/>0:00 [cpuhp/3]</text:p>
      <text:p text:style-name="Standard">root <text:s text:c="9"/>31 <text:s/>0.0 <text:s/>0.0 <text:s text:c="5"/>0 <text:s text:c="4"/>0 ? <text:s text:c="7"/>S <text:s text:c="3"/>14:16 <text:s text:c="2"/>0:00 [idle_inject/</text:p>
      <text:p text:style-name="Standard">root <text:s text:c="9"/>32 <text:s/>0.0 <text:s/>0.0 <text:s text:c="5"/>0 <text:s text:c="4"/>0 ? <text:s text:c="7"/>S <text:s text:c="3"/>14:16 <text:s text:c="2"/>0:00 [migration/3]</text:p>
      <text:p text:style-name="Standard">root <text:s text:c="9"/>33 <text:s/>0.0 <text:s/>0.0 <text:s text:c="5"/>0 <text:s text:c="4"/>0 ? <text:s text:c="7"/>S <text:s text:c="3"/>14:16 <text:s text:c="2"/>0:00 [ksoftirqd/3]</text:p>
      <text:p text:style-name="Standard">root <text:s text:c="9"/>35 <text:s/>0.0 <text:s/>0.0 <text:s text:c="5"/>0 <text:s text:c="4"/>0 ? <text:s text:c="7"/>I&lt; <text:s text:c="2"/>14:16 <text:s text:c="2"/>0:00 [kworker/3:0H</text:p>
      <text:p text:style-name="Standard">root <text:s text:c="9"/>36 <text:s/>0.0 <text:s/>0.0 <text:s text:c="5"/>0 <text:s text:c="4"/>0 ? <text:s text:c="7"/>S <text:s text:c="3"/>14:16 <text:s text:c="2"/>0:00 [kdevtmpfs]</text:p>
      <text:p text:style-name="Standard">root <text:s text:c="9"/>37 <text:s/>0.0 <text:s/>0.0 <text:s text:c="5"/>0 <text:s text:c="4"/>0 ? <text:s text:c="7"/>I&lt; <text:s text:c="2"/>14:16 <text:s text:c="2"/>0:00 [inet_frag_wq</text:p>
      <text:p text:style-name="Standard">root <text:s text:c="9"/>38 <text:s/>0.0 <text:s/>0.0 <text:s text:c="5"/>0 <text:s text:c="4"/>0 ? <text:s text:c="7"/>S <text:s text:c="3"/>14:16 <text:s text:c="2"/>0:00 [kauditd]</text:p>
      <text:p text:style-name="Standard">root <text:s text:c="9"/>39 <text:s/>0.0 <text:s/>0.0 <text:s text:c="5"/>0 <text:s text:c="4"/>0 ? <text:s text:c="7"/>S <text:s text:c="3"/>14:16 <text:s text:c="2"/>0:00 [khungtaskd]</text:p>
      <text:p text:style-name="Standard">root <text:s text:c="9"/>40 <text:s/>0.0 <text:s/>0.0 <text:s text:c="5"/>0 <text:s text:c="4"/>0 ? <text:s text:c="7"/>S <text:s text:c="3"/>14:16 <text:s text:c="2"/>0:00 [oom_reaper]</text:p>
      <text:p text:style-name="Standard">root <text:s text:c="9"/>41 <text:s/>0.0 <text:s/>0.0 <text:s text:c="5"/>0 <text:s text:c="4"/>0 ? <text:s text:c="7"/>I&lt; <text:s text:c="2"/>14:16 <text:s text:c="2"/>0:00 [writeback]</text:p>
      <text:p text:style-name="Standard">root <text:s text:c="9"/>42 <text:s/>0.0 <text:s/>0.0 <text:s text:c="5"/>0 <text:s text:c="4"/>0 ? <text:s text:c="7"/>S <text:s text:c="3"/>14:16 <text:s text:c="2"/>0:00 [kcompactd0]</text:p>
      <text:p text:style-name="Standard">root <text:s text:c="9"/>43 <text:s/>0.0 <text:s/>0.0 <text:s text:c="5"/>0 <text:s text:c="4"/>0 ? <text:s text:c="7"/>SN <text:s text:c="2"/>14:16 <text:s text:c="2"/>0:00 [ksmd]</text:p>
      <text:p text:style-name="Standard">root <text:s text:c="9"/>44 <text:s/>0.0 <text:s/>0.0 <text:s text:c="5"/>0 <text:s text:c="4"/>0 ? <text:s text:c="7"/>SN <text:s text:c="2"/>14:16 <text:s text:c="2"/>0:00 [khugepaged]</text:p>
      <text:p text:style-name="Standard">root <text:s text:c="9"/>91 <text:s/>0.0 <text:s/>0.0 <text:s text:c="5"/>0 <text:s text:c="4"/>0 ? <text:s text:c="7"/>I&lt; <text:s text:c="2"/>14:16 <text:s text:c="2"/>0:00 [kintegrityd]</text:p>
      <text:p text:style-name="Standard">root <text:s text:c="9"/>92 <text:s/>0.0 <text:s/>0.0 <text:s text:c="5"/>0 <text:s text:c="4"/>0 ? <text:s text:c="7"/>I&lt; <text:s text:c="2"/>14:16 <text:s text:c="2"/>0:00 [kblockd]</text:p>
      <text:p text:style-name="Standard">root <text:s text:c="9"/>93 <text:s/>0.0 <text:s/>0.0 <text:s text:c="5"/>0 <text:s text:c="4"/>0 ? <text:s text:c="7"/>I&lt; <text:s text:c="2"/>14:16 <text:s text:c="2"/>0:00 [blkcg_punt_b</text:p>
      <text:p text:style-name="Standard">root <text:s text:c="9"/>96 <text:s/>0.0 <text:s/>0.0 <text:s text:c="5"/>0 <text:s text:c="4"/>0 ? <text:s text:c="7"/>I&lt; <text:s text:c="2"/>14:16 <text:s text:c="2"/>0:00 [tpm_dev_wq]</text:p>
      <text:p text:style-name="Standard">root <text:s text:c="9"/>97 <text:s/>0.0 <text:s/>0.0 <text:s text:c="5"/>0 <text:s text:c="4"/>0 ? <text:s text:c="7"/>I&lt; <text:s text:c="2"/>14:16 <text:s text:c="2"/>0:00 [ata_sff]</text:p>
      <text:p text:style-name="Standard">root <text:s text:c="9"/>98 <text:s/>0.0 <text:s/>0.0 <text:s text:c="5"/>0 <text:s text:c="4"/>0 ? <text:s text:c="7"/>I&lt; <text:s text:c="2"/>14:16 <text:s text:c="2"/>0:00 [md]</text:p>
      <text:p text:style-name="Standard">root <text:s text:c="9"/>99 <text:s/>0.0 <text:s/>0.0 <text:s text:c="5"/>0 <text:s text:c="4"/>0 ? <text:s text:c="7"/>I&lt; <text:s text:c="2"/>14:16 <text:s text:c="2"/>0:00 [edac-poller]</text:p>
      <text:p text:style-name="Standard">root <text:s text:c="8"/>100 <text:s/>0.0 <text:s/>0.0 <text:s text:c="5"/>0 <text:s text:c="4"/>0 ? <text:s text:c="7"/>I&lt; <text:s text:c="2"/>14:16 <text:s text:c="2"/>0:00 [devfreq_wq]</text:p>
      <text:p text:style-name="Standard"><text:soft-page-break/>root <text:s text:c="8"/>102 <text:s/>0.0 <text:s/>0.0 <text:s text:c="5"/>0 <text:s text:c="4"/>0 ? <text:s text:c="7"/>S <text:s text:c="3"/>14:16 <text:s text:c="2"/>0:00 [watchdogd]</text:p>
      <text:p text:style-name="Standard">root <text:s text:c="8"/>103 <text:s/>0.0 <text:s/>0.0 <text:s text:c="5"/>0 <text:s text:c="4"/>0 ? <text:s text:c="7"/>I <text:s text:c="3"/>14:16 <text:s text:c="2"/>0:00 [kworker/3:2-</text:p>
      <text:p text:style-name="Standard">root <text:s text:c="8"/>104 <text:s/>0.0 <text:s/>0.0 <text:s text:c="5"/>0 <text:s text:c="4"/>0 ? <text:s text:c="7"/>I&lt; <text:s text:c="2"/>14:16 <text:s text:c="2"/>0:00 [kworker/2:1H</text:p>
      <text:p text:style-name="Standard">root <text:s text:c="8"/>106 <text:s/>0.0 <text:s/>0.0 <text:s text:c="5"/>0 <text:s text:c="4"/>0 ? <text:s text:c="7"/>S <text:s text:c="3"/>14:16 <text:s text:c="2"/>0:00 [kswapd0]</text:p>
      <text:p text:style-name="Standard">root <text:s text:c="8"/>107 <text:s/>0.0 <text:s/>0.0 <text:s text:c="5"/>0 <text:s text:c="4"/>0 ? <text:s text:c="7"/>S <text:s text:c="3"/>14:16 <text:s text:c="2"/>0:00 [ecryptfs-kth</text:p>
      <text:p text:style-name="Standard">root <text:s text:c="8"/>109 <text:s/>0.0 <text:s/>0.0 <text:s text:c="5"/>0 <text:s text:c="4"/>0 ? <text:s text:c="7"/>I&lt; <text:s text:c="2"/>14:16 <text:s text:c="2"/>0:00 [kthrotld]</text:p>
      <text:p text:style-name="Standard">root <text:s text:c="8"/>110 <text:s/>0.0 <text:s/>0.0 <text:s text:c="5"/>0 <text:s text:c="4"/>0 ? <text:s text:c="7"/>S <text:s text:c="3"/>14:16 <text:s text:c="2"/>0:00 [irq/122-aerd</text:p>
      <text:p text:style-name="Standard">root <text:s text:c="8"/>111 <text:s/>0.0 <text:s/>0.0 <text:s text:c="5"/>0 <text:s text:c="4"/>0 ? <text:s text:c="7"/>S <text:s text:c="3"/>14:16 <text:s text:c="2"/>0:00 [irq/123-aerd</text:p>
      <text:p text:style-name="Standard">root <text:s text:c="8"/>112 <text:s/>0.0 <text:s/>0.0 <text:s text:c="5"/>0 <text:s text:c="4"/>0 ? <text:s text:c="7"/>I&lt; <text:s text:c="2"/>14:16 <text:s text:c="2"/>0:00 [acpi_thermal</text:p>
      <text:p text:style-name="Standard">root <text:s text:c="8"/>115 <text:s/>0.0 <text:s/>0.0 <text:s text:c="5"/>0 <text:s text:c="4"/>0 ? <text:s text:c="7"/>I&lt; <text:s text:c="2"/>14:16 <text:s text:c="2"/>0:00 [vfio-irqfd-c</text:p>
      <text:p text:style-name="Standard">root <text:s text:c="8"/>116 <text:s/>0.0 <text:s/>0.0 <text:s text:c="5"/>0 <text:s text:c="4"/>0 ? <text:s text:c="7"/>I&lt; <text:s text:c="2"/>14:16 <text:s text:c="2"/>0:00 [mld]</text:p>
      <text:p text:style-name="Standard">root <text:s text:c="8"/>117 <text:s/>0.0 <text:s/>0.0 <text:s text:c="5"/>0 <text:s text:c="4"/>0 ? <text:s text:c="7"/>I&lt; <text:s text:c="2"/>14:16 <text:s text:c="2"/>0:00 [kworker/1:1H</text:p>
      <text:p text:style-name="Standard">root <text:s text:c="8"/>118 <text:s/>0.0 <text:s/>0.0 <text:s text:c="5"/>0 <text:s text:c="4"/>0 ? <text:s text:c="7"/>I&lt; <text:s text:c="2"/>14:16 <text:s text:c="2"/>0:00 [ipv6_addrcon</text:p>
      <text:p text:style-name="Standard">root <text:s text:c="8"/>127 <text:s/>0.0 <text:s/>0.0 <text:s text:c="5"/>0 <text:s text:c="4"/>0 ? <text:s text:c="7"/>I&lt; <text:s text:c="2"/>14:16 <text:s text:c="2"/>0:00 [kstrp]</text:p>
      <text:p text:style-name="Standard">root <text:s text:c="8"/>130 <text:s/>0.0 <text:s/>0.0 <text:s text:c="5"/>0 <text:s text:c="4"/>0 ? <text:s text:c="7"/>I&lt; <text:s text:c="2"/>14:16 <text:s text:c="2"/>0:00 [zswap-shrink</text:p>
      <text:p text:style-name="Standard">root <text:s text:c="8"/>138 <text:s/>0.0 <text:s/>0.0 <text:s text:c="5"/>0 <text:s text:c="4"/>0 ? <text:s text:c="7"/>I&lt; <text:s text:c="2"/>14:16 <text:s text:c="2"/>0:00 [charger_mana</text:p>
      <text:p text:style-name="Standard">root <text:s text:c="8"/>160 <text:s/>0.0 <text:s/>0.0 <text:s text:c="5"/>0 <text:s text:c="4"/>0 ? <text:s text:c="7"/>I&lt; <text:s text:c="2"/>14:16 <text:s text:c="2"/>0:00 [kworker/0:1H</text:p>
      <text:p text:style-name="Standard">root <text:s text:c="8"/>188 <text:s/>0.0 <text:s/>0.0 <text:s text:c="5"/>0 <text:s text:c="4"/>0 ? <text:s text:c="7"/>S <text:s text:c="3"/>14:16 <text:s text:c="2"/>0:00 [scsi_eh_0]</text:p>
      <text:p text:style-name="Standard">root <text:s text:c="8"/>189 <text:s/>0.0 <text:s/>0.0 <text:s text:c="5"/>0 <text:s text:c="4"/>0 ? <text:s text:c="7"/>I&lt; <text:s text:c="2"/>14:16 <text:s text:c="2"/>0:00 [scsi_tmf_0]</text:p>
      <text:p text:style-name="Standard">root <text:s text:c="8"/>190 <text:s/>0.0 <text:s/>0.0 <text:s text:c="5"/>0 <text:s text:c="4"/>0 ? <text:s text:c="7"/>S <text:s text:c="3"/>14:16 <text:s text:c="2"/>0:00 [scsi_eh_1]</text:p>
      <text:p text:style-name="Standard">root <text:s text:c="8"/>191 <text:s/>0.0 <text:s/>0.0 <text:s text:c="5"/>0 <text:s text:c="4"/>0 ? <text:s text:c="7"/>I&lt; <text:s text:c="2"/>14:16 <text:s text:c="2"/>0:00 [scsi_tmf_1]</text:p>
      <text:p text:style-name="Standard">root <text:s text:c="8"/>192 <text:s/>0.0 <text:s/>0.0 <text:s text:c="5"/>0 <text:s text:c="4"/>0 ? <text:s text:c="7"/>S <text:s text:c="3"/>14:16 <text:s text:c="2"/>0:00 [scsi_eh_2]</text:p>
      <text:p text:style-name="Standard">root <text:s text:c="8"/>193 <text:s/>0.0 <text:s/>0.0 <text:s text:c="5"/>0 <text:s text:c="4"/>0 ? <text:s text:c="7"/>I&lt; <text:s text:c="2"/>14:16 <text:s text:c="2"/>0:00 [scsi_tmf_2]</text:p>
      <text:p text:style-name="Standard">root <text:s text:c="8"/>200 <text:s/>0.0 <text:s/>0.0 <text:s text:c="5"/>0 <text:s text:c="4"/>0 ? <text:s text:c="7"/>I <text:s text:c="3"/>14:16 <text:s text:c="2"/>0:00 [kworker/2:2-</text:p>
      <text:p text:style-name="Standard">root <text:s text:c="8"/>202 <text:s/>0.0 <text:s/>0.0 <text:s text:c="5"/>0 <text:s text:c="4"/>0 ? <text:s text:c="7"/>I&lt; <text:s text:c="2"/>14:16 <text:s text:c="2"/>0:00 [kworker/3:1H</text:p>
      <text:p text:style-name="Standard">root <text:s text:c="8"/>222 <text:s/>0.0 <text:s/>0.0 <text:s text:c="5"/>0 <text:s text:c="4"/>0 ? <text:s text:c="7"/>S <text:s text:c="3"/>14:16 <text:s text:c="2"/>0:00 [jbd2/sda7-8]</text:p>
      <text:p text:style-name="Standard">root <text:s text:c="8"/>223 <text:s/>0.0 <text:s/>0.0 <text:s text:c="5"/>0 <text:s text:c="4"/>0 ? <text:s text:c="7"/>I&lt; <text:s text:c="2"/>14:16 <text:s text:c="2"/>0:00 [ext4-rsv-con</text:p>
      <text:p text:style-name="Standard">root <text:s text:c="8"/>263 <text:s/>0.0 <text:s/>0.5 103020 44236 ? <text:s text:c="7"/>S&lt;s <text:s/>14:16 <text:s text:c="2"/>0:00 /lib/systemd/</text:p>
      <text:p text:style-name="Standard">root <text:s text:c="8"/>294 <text:s/>0.0 <text:s/>0.0 <text:s text:c="5"/>0 <text:s text:c="4"/>0 ? <text:s text:c="7"/>I&lt; <text:s text:c="2"/>14:16 <text:s text:c="2"/>0:00 [ipmi-msghand</text:p>
      <text:p text:style-name="Standard">root <text:s text:c="8"/>314 <text:s/>0.0 <text:s/>0.0 <text:s/>26888 <text:s/>7132 ? <text:s text:c="7"/>Ss <text:s text:c="2"/>14:16 <text:s text:c="2"/>0:00 /lib/systemd/</text:p>
      <text:p text:style-name="Standard">root <text:s text:c="8"/>344 <text:s/>0.0 <text:s/>0.0 <text:s text:c="5"/>0 <text:s text:c="4"/>0 ? <text:s text:c="7"/>S <text:s text:c="3"/>14:16 <text:s text:c="2"/>0:00 [irq/31-smo88</text:p>
      <text:p text:style-name="Standard">root <text:s text:c="8"/>357 <text:s/>0.0 <text:s/>0.0 <text:s text:c="5"/>0 <text:s text:c="4"/>0 ? <text:s text:c="7"/>I&lt; <text:s text:c="2"/>14:16 <text:s text:c="2"/>0:00 [cfg80211]</text:p>
      <text:p text:style-name="Standard">root <text:s text:c="8"/>372 <text:s/>0.0 <text:s/>0.0 <text:s text:c="5"/>0 <text:s text:c="4"/>0 ? <text:s text:c="7"/>S <text:s text:c="3"/>14:16 <text:s text:c="2"/>0:01 [irq/128-iwlw</text:p>
      <text:p text:style-name="Standard">root <text:s text:c="8"/>385 <text:s/>0.0 <text:s/>0.0 <text:s text:c="5"/>0 <text:s text:c="4"/>0 ? <text:s text:c="7"/>I <text:s text:c="3"/>14:16 <text:s text:c="2"/>0:00 [kworker/1:3-</text:p>
      <text:p text:style-name="Standard">root <text:s text:c="8"/>414 <text:s/>0.0 <text:s/>0.0 <text:s text:c="5"/>0 <text:s text:c="4"/>0 ? <text:s text:c="7"/>I&lt; <text:s text:c="2"/>14:16 <text:s text:c="2"/>0:00 [cryptd]</text:p>
      <text:p text:style-name="Standard">root <text:s text:c="8"/>458 <text:s/>0.0 <text:s/>0.0 <text:s text:c="5"/>0 <text:s text:c="4"/>0 ? <text:s text:c="7"/>I&lt; <text:s text:c="2"/>14:16 <text:s text:c="2"/>0:00 [kworker/u9:3</text:p>
      <text:p text:style-name="Standard">root <text:s text:c="8"/>465 <text:s/>0.0 <text:s/>0.0 <text:s text:c="5"/>0 <text:s text:c="4"/>0 ? <text:s text:c="7"/>S <text:s text:c="3"/>14:16 <text:s text:c="2"/>0:00 [card0-crtc0]</text:p>
      <text:p text:style-name="Standard">root <text:s text:c="8"/>467 <text:s/>0.0 <text:s/>0.0 <text:s text:c="5"/>0 <text:s text:c="4"/>0 ? <text:s text:c="7"/>S <text:s text:c="3"/>14:16 <text:s text:c="2"/>0:00 [card0-crtc1]</text:p>
      <text:p text:style-name="Standard">root <text:s text:c="8"/>468 <text:s/>0.0 <text:s/>0.0 <text:s text:c="5"/>0 <text:s text:c="4"/>0 ? <text:s text:c="7"/>S <text:s text:c="3"/>14:16 <text:s text:c="2"/>0:00 [card0-crtc2]</text:p>
      <text:p text:style-name="Standard">systemd+ <text:s text:c="4"/>483 <text:s/>0.0 <text:s/>0.0 <text:s/>14824 <text:s/>6176 ? <text:s text:c="7"/>Ss <text:s text:c="2"/>14:16 <text:s text:c="2"/>0:01 /lib/systemd/</text:p>
      <text:p text:style-name="Standard">systemd+ <text:s text:c="4"/>484 <text:s/>0.0 <text:s/>0.1 <text:s/>25392 13460 ? <text:s text:c="7"/>Ss <text:s text:c="2"/>14:16 <text:s text:c="2"/>0:00 /lib/systemd/</text:p>
      <text:p text:style-name="Standard">systemd+ <text:s text:c="4"/>486 <text:s/>0.0 <text:s/>0.0 <text:s/>89376 <text:s/>6524 ? <text:s text:c="7"/>Ssl <text:s/>14:16 <text:s text:c="2"/>0:00 /lib/systemd/</text:p>
      <text:p text:style-name="Standard">root <text:s text:c="8"/>575 <text:s/>0.0 <text:s/>0.0 248984 <text:s/>7980 ? <text:s text:c="7"/>Ssl <text:s/>14:16 <text:s text:c="2"/>0:00 /usr/libexec/</text:p>
      <text:p text:style-name="Standard">root <text:s text:c="8"/>576 <text:s/>0.0 <text:s/>0.0 <text:s text:c="2"/>2812 <text:s/>1128 ? <text:s text:c="7"/>Ss <text:s text:c="2"/>14:16 <text:s text:c="2"/>0:00 /usr/sbin/acp</text:p>
      <text:p text:style-name="Standard">avahi <text:s text:c="7"/>581 <text:s/>0.1 <text:s/>0.0 <text:s text:c="2"/>7968 <text:s/>4452 ? <text:s text:c="7"/>Ss <text:s text:c="2"/>14:16 <text:s text:c="2"/>0:02 avahi-daemon:</text:p>
      <text:p text:style-name="Standard">root <text:s text:c="8"/>582 <text:s/>0.0 <text:s/>0.0 <text:s/>10600 <text:s/>5448 ? <text:s text:c="7"/>Ss <text:s text:c="2"/>14:16 <text:s text:c="2"/>0:00 /usr/lib/blue</text:p>
      <text:p text:style-name="Standard">root <text:s text:c="8"/>584 <text:s/>0.0 <text:s/>0.0 <text:s/>18500 <text:s/>3152 ? <text:s text:c="7"/>Ss <text:s text:c="2"/>14:16 <text:s text:c="2"/>0:00 /usr/sbin/cro</text:p>
      <text:p text:style-name="Standard">message+ <text:s text:c="4"/>585 <text:s/>0.0 <text:s/>0.0 <text:s/>11100 <text:s/>6684 ? <text:s text:c="7"/>Ss <text:s text:c="2"/>14:16 <text:s text:c="2"/>0:01 @dbus-daemon </text:p>
      <text:p text:style-name="Standard">root <text:s text:c="8"/>586 <text:s/>0.1 <text:s/>0.2 343900 19632 ? <text:s text:c="7"/>Ssl <text:s/>14:16 <text:s text:c="2"/>0:02 /usr/sbin/Net</text:p>
      <text:p text:style-name="Standard">root <text:s text:c="8"/>598 <text:s/>0.0 <text:s/>0.0 <text:s/>82760 <text:s/>3832 ? <text:s text:c="7"/>Ssl <text:s/>14:16 <text:s text:c="2"/>0:00 /usr/sbin/irq</text:p>
      <text:p text:style-name="Standard">root <text:s text:c="8"/>601 <text:s/>0.0 <text:s/>0.2 <text:s/>50040 21552 ? <text:s text:c="7"/>Ss <text:s text:c="2"/>14:16 <text:s text:c="2"/>0:00 /usr/bin/pyth</text:p>
      <text:p text:style-name="Standard">root <text:s text:c="8"/>603 <text:s/>0.0 <text:s/>0.1 251820 11424 ? <text:s text:c="7"/>Ssl <text:s/>14:16 <text:s text:c="2"/>0:01 /usr/libexec/</text:p>
      <text:p text:style-name="Standard"><text:soft-page-break/>root <text:s text:c="8"/>605 <text:s/>0.0 <text:s/>0.0 249100 <text:s/>7640 ? <text:s text:c="7"/>Ssl <text:s/>14:16 <text:s text:c="2"/>0:00 /usr/libexec/</text:p>
      <text:p text:style-name="Standard">syslog <text:s text:c="6"/>608 <text:s/>0.0 <text:s/>0.0 222400 <text:s/>5536 ? <text:s text:c="7"/>Ssl <text:s/>14:16 <text:s text:c="2"/>0:00 /usr/sbin/rsy</text:p>
      <text:p text:style-name="Standard">root <text:s text:c="8"/>613 <text:s/>0.1 <text:s/>0.3 1467100 30492 ? <text:s text:c="6"/>Ssl <text:s/>14:16 <text:s text:c="2"/>0:03 /usr/lib/snap</text:p>
      <text:p text:style-name="Standard">root <text:s text:c="8"/>615 <text:s/>0.0 <text:s/>0.0 245484 <text:s/>7076 ? <text:s text:c="7"/>Ssl <text:s/>14:16 <text:s text:c="2"/>0:00 /usr/libexec/</text:p>
      <text:p text:style-name="Standard">root <text:s text:c="8"/>620 <text:s/>0.0 <text:s/>0.1 <text:s/>48268 <text:s/>8156 ? <text:s text:c="7"/>Ss <text:s text:c="2"/>14:16 <text:s text:c="2"/>0:00 /lib/systemd/</text:p>
      <text:p text:style-name="Standard">root <text:s text:c="8"/>621 <text:s/>0.1 <text:s/>0.1 137576 <text:s/>9644 ? <text:s text:c="7"/>Ssl <text:s/>14:16 <text:s text:c="2"/>0:02 /usr/sbin/the</text:p>
      <text:p text:style-name="Standard">root <text:s text:c="8"/>628 <text:s/>0.0 <text:s/>0.1 393272 13892 ? <text:s text:c="7"/>Ssl <text:s/>14:16 <text:s text:c="2"/>0:00 /usr/libexec/</text:p>
      <text:p text:style-name="Standard">root <text:s text:c="8"/>629 <text:s/>0.0 <text:s/>0.1 <text:s/>17820 11672 ? <text:s text:c="7"/>Ss <text:s text:c="2"/>14:16 <text:s text:c="2"/>0:00 /sbin/wpa_sup</text:p>
      <text:p text:style-name="Standard">avahi <text:s text:c="7"/>634 <text:s/>0.0 <text:s/>0.0 <text:s text:c="2"/>7440 <text:s text:c="2"/>340 ? <text:s text:c="7"/>S <text:s text:c="3"/>14:16 <text:s text:c="2"/>0:00 avahi-daemon:</text:p>
      <text:p text:style-name="Standard">root <text:s text:c="8"/>680 <text:s/>0.0 <text:s/>0.1 317108 12192 ? <text:s text:c="7"/>Ssl <text:s/>14:16 <text:s text:c="2"/>0:00 /usr/sbin/Mod</text:p>
      <text:p text:style-name="Standard">root <text:s text:c="8"/>683 <text:s/>0.0 <text:s/>0.1 <text:s/>82012 13704 ? <text:s text:c="7"/>Ss <text:s text:c="2"/>14:16 <text:s text:c="2"/>0:00 /usr/sbin/cup</text:p>
      <text:p text:style-name="Standard">root <text:s text:c="8"/>722 <text:s/>0.0 <text:s/>0.1 250344 <text:s/>9144 ? <text:s text:c="7"/>Ssl <text:s/>14:16 <text:s text:c="2"/>0:00 /usr/sbin/gdm</text:p>
      <text:p text:style-name="Standard">root <text:s text:c="8"/>785 <text:s/>0.0 <text:s/>0.2 127156 23324 ? <text:s text:c="7"/>Ssl <text:s/>14:16 <text:s text:c="2"/>0:00 /usr/bin/pyth</text:p>
      <text:p text:style-name="Standard">rtkit <text:s text:c="7"/>855 <text:s/>0.0 <text:s/>0.0 154000 <text:s/>1536 ? <text:s text:c="7"/>SNsl 14:16 <text:s text:c="2"/>0:00 /usr/libexec/</text:p>
      <text:p text:style-name="Standard">root <text:s text:c="8"/>947 <text:s/>0.0 <text:s/>0.1 251440 <text:s/>9136 ? <text:s text:c="7"/>Ssl <text:s/>14:16 <text:s text:c="2"/>0:00 /usr/libexec/</text:p>
      <text:p text:style-name="Standard">root <text:s text:c="8"/>991 <text:s/>0.0 <text:s/>0.2 307192 21052 ? <text:s text:c="7"/>Ssl <text:s/>14:16 <text:s text:c="2"/>0:00 /usr/libexec/</text:p>
      <text:p text:style-name="Standard">colord <text:s text:c="5"/>1142 <text:s/>0.0 <text:s/>0.1 254284 13540 ? <text:s text:c="7"/>Ssl <text:s/>14:16 <text:s text:c="2"/>0:00 /usr/libexec/</text:p>
      <text:p text:style-name="Standard">root <text:s text:c="7"/>1322 <text:s/>0.0 <text:s/>0.1 172612 11196 ? <text:s text:c="7"/>Ssl <text:s/>14:16 <text:s text:c="2"/>0:00 /usr/sbin/cup</text:p>
      <text:p text:style-name="Standard">kernoops <text:s text:c="3"/>1326 <text:s/>0.0 <text:s/>0.0 <text:s/>13080 <text:s text:c="2"/>456 ? <text:s text:c="7"/>Ss <text:s text:c="2"/>14:16 <text:s text:c="2"/>0:00 /usr/sbin/ker</text:p>
      <text:p text:style-name="Standard">kernoops <text:s text:c="3"/>1329 <text:s/>0.0 <text:s/>0.0 <text:s/>13080 <text:s text:c="2"/>456 ? <text:s text:c="7"/>Ss <text:s text:c="2"/>14:16 <text:s text:c="2"/>0:00 /usr/sbin/ker</text:p>
      <text:p text:style-name="Standard">root <text:s text:c="7"/>1371 <text:s/>0.0 <text:s/>0.1 327204 11588 ? <text:s text:c="7"/>Sl <text:s text:c="2"/>14:17 <text:s text:c="2"/>0:00 gdm-session-w</text:p>
      <text:p text:style-name="Standard">ubuntu <text:s text:c="5"/>1385 <text:s/>0.0 <text:s/>0.1 <text:s/>18032 10712 ? <text:s text:c="7"/>Ss <text:s text:c="2"/>14:17 <text:s text:c="2"/>0:01 /lib/systemd/</text:p>
      <text:p text:style-name="Standard">ubuntu <text:s text:c="5"/>1386 <text:s/>0.0 <text:s/>0.0 170172 <text:s/>4300 ? <text:s text:c="7"/>S <text:s text:c="3"/>14:17 <text:s text:c="2"/>0:00 (sd-pam)</text:p>
      <text:p text:style-name="Standard">ubuntu <text:s text:c="5"/>1392 <text:s/>0.0 <text:s/>0.0 <text:s/>48860 <text:s/>6864 ? <text:s text:c="7"/>S&lt;sl 14:17 <text:s text:c="2"/>0:00 /usr/bin/pipe</text:p>
      <text:p text:style-name="Standard">ubuntu <text:s text:c="5"/>1393 <text:s/>0.0 <text:s/>0.0 <text:s/>32612 <text:s/>6696 ? <text:s text:c="7"/>Ssl <text:s/>14:17 <text:s text:c="2"/>0:00 /usr/bin/pipe</text:p>
      <text:p text:style-name="Standard">ubuntu <text:s text:c="5"/>1394 <text:s/>0.0 <text:s/>0.3 1244264 27564 ? <text:s text:c="6"/>S&lt;sl 14:17 <text:s text:c="2"/>0:00 /usr/bin/puls</text:p>
      <text:p text:style-name="Standard">ubuntu <text:s text:c="5"/>1404 <text:s/>0.0 <text:s/>0.0 249888 <text:s/>7520 ? <text:s text:c="7"/>Sl <text:s text:c="2"/>14:17 <text:s text:c="2"/>0:00 /usr/bin/gnom</text:p>
      <text:p text:style-name="Standard">ubuntu <text:s text:c="5"/>1408 <text:s/>0.0 <text:s/>0.0 <text:s/>10244 <text:s/>6548 ? <text:s text:c="7"/>Ss <text:s text:c="2"/>14:17 <text:s text:c="2"/>0:00 /usr/bin/dbus</text:p>
      <text:p text:style-name="Standard">ubuntu <text:s text:c="5"/>1417 <text:s/>0.0 <text:s/>0.1 249648 <text:s/>8360 ? <text:s text:c="7"/>Ssl <text:s/>14:17 <text:s text:c="2"/>0:00 /usr/libexec/</text:p>
      <text:p text:style-name="Standard">ubuntu <text:s text:c="5"/>1429 <text:s/>0.0 <text:s/>0.0 380884 <text:s/>6784 ? <text:s text:c="7"/>Sl <text:s text:c="2"/>14:17 <text:s text:c="2"/>0:00 /usr/libexec/</text:p>
      <text:p text:style-name="Standard">ubuntu <text:s text:c="5"/>1432 <text:s/>0.0 <text:s/>0.0 545904 <text:s/>7588 ? <text:s text:c="7"/>Ssl <text:s/>14:17 <text:s text:c="2"/>0:00 /usr/libexec/</text:p>
      <text:p text:style-name="Standard">ubuntu <text:s text:c="5"/>1440 <text:s/>0.0 <text:s/>0.0 245148 <text:s/>5352 ? <text:s text:c="7"/>Ssl <text:s/>14:17 <text:s text:c="2"/>0:00 /usr/libexec/</text:p>
      <text:p text:style-name="Standard">root <text:s text:c="7"/>1447 <text:s/>0.0 <text:s/>0.0 <text:s text:c="2"/>2792 <text:s text:c="2"/>984 ? <text:s text:c="7"/>Ss <text:s text:c="2"/>14:17 <text:s text:c="2"/>0:00 fusermount3 -</text:p>
      <text:p text:style-name="Standard">ubuntu <text:s text:c="5"/>1465 <text:s/>0.0 <text:s/>0.3 642464 26992 ? <text:s text:c="7"/>SNsl 14:17 <text:s text:c="2"/>0:00 /usr/libexec/</text:p>
      <text:p text:style-name="Standard">root <text:s text:c="7"/>1473 <text:s/>0.0 <text:s/>0.0 <text:s text:c="5"/>0 <text:s text:c="4"/>0 ? <text:s text:c="7"/>S&lt; <text:s text:c="2"/>14:17 <text:s text:c="2"/>0:00 [krfcommd]</text:p>
      <text:p text:style-name="Standard">ubuntu <text:s text:c="5"/>1475 <text:s/>0.0 <text:s/>0.0 171388 <text:s/>6512 tty2 <text:s text:c="4"/>Ssl+ 14:17 <text:s text:c="2"/>0:00 /usr/libexec/</text:p>
      <text:p text:style-name="Standard">ubuntu <text:s text:c="5"/>1478 <text:s/>0.0 <text:s/>0.1 232036 15576 tty2 <text:s text:c="4"/>Sl+ <text:s/>14:17 <text:s text:c="2"/>0:00 /usr/libexec/</text:p>
      <text:p text:style-name="Standard">ubuntu <text:s text:c="5"/>1502 <text:s/>0.0 <text:s/>0.1 325052 <text:s/>9988 ? <text:s text:c="7"/>Ssl <text:s/>14:17 <text:s text:c="2"/>0:00 /usr/libexec/</text:p>
      <text:p text:style-name="Standard">ubuntu <text:s text:c="5"/>1509 <text:s/>0.0 <text:s/>0.1 324200 <text:s/>8340 ? <text:s text:c="7"/>Ssl <text:s/>14:17 <text:s text:c="2"/>0:00 /usr/libexec/</text:p>
      <text:p text:style-name="Standard">ubuntu <text:s text:c="5"/>1520 <text:s/>0.0 <text:s/>0.0 245632 <text:s/>6740 ? <text:s text:c="7"/>Ssl <text:s/>14:17 <text:s text:c="2"/>0:00 /usr/libexec/</text:p>
      <text:p text:style-name="Standard">ubuntu <text:s text:c="5"/>1524 <text:s/>0.0 <text:s/>0.4 570256 39812 ? <text:s text:c="7"/>Sl <text:s text:c="2"/>14:17 <text:s text:c="2"/>0:00 /usr/libexec/</text:p>
      <text:p text:style-name="Standard">ubuntu <text:s text:c="5"/>1530 <text:s/>0.0 <text:s/>0.0 100908 <text:s/>5136 ? <text:s text:c="7"/>Ssl <text:s/>14:17 <text:s text:c="2"/>0:00 /usr/libexec/</text:p>
      <text:p text:style-name="Standard">ubuntu <text:s text:c="5"/>1547 <text:s/>0.0 <text:s/>0.1 347396 15044 ? <text:s text:c="7"/>Sl <text:s text:c="2"/>14:17 <text:s text:c="2"/>0:00 /usr/libexec/</text:p>
      <text:p text:style-name="Standard">ubuntu <text:s text:c="5"/>1549 <text:s/>0.0 <text:s/>0.2 601924 18016 ? <text:s text:c="7"/>Ssl <text:s/>14:17 <text:s text:c="2"/>0:00 /usr/libexec/</text:p>
      <text:p text:style-name="Standard">ubuntu <text:s text:c="5"/>1552 <text:s/>0.0 <text:s/>0.0 245460 <text:s/>6872 ? <text:s text:c="7"/>Ssl <text:s/>14:17 <text:s text:c="2"/>0:00 /usr/libexec/</text:p>
      <text:p text:style-name="Standard">ubuntu <text:s text:c="5"/>1561 <text:s/>0.0 <text:s/>0.0 246548 <text:s/>7024 ? <text:s text:c="7"/>Ssl <text:s/>14:17 <text:s text:c="2"/>0:00 /usr/libexec/</text:p>
      <text:p text:style-name="Standard">ubuntu <text:s text:c="5"/>1590 <text:s/>0.0 <text:s/>0.0 309612 <text:s/>7732 ? <text:s text:c="7"/>Sl <text:s text:c="2"/>14:17 <text:s text:c="2"/>0:00 /usr/libexec/</text:p>
      <text:p text:style-name="Standard">ubuntu <text:s text:c="5"/>1596 <text:s/>0.9 <text:s/>3.3 4606392 268352 ? <text:s text:c="5"/>Ssl <text:s/>14:17 <text:s text:c="2"/>0:18 /usr/bin/gnom</text:p>
      <text:p text:style-name="Standard">ubuntu <text:s text:c="5"/>1604 <text:s/>0.0 <text:s/>0.0 <text:s text:c="2"/>8428 <text:s/>4492 ? <text:s text:c="7"/>S <text:s text:c="3"/>14:17 <text:s text:c="2"/>0:00 /usr/bin/dbus</text:p>
      <text:p text:style-name="Standard">ubuntu <text:s text:c="5"/>1667 <text:s/>0.0 <text:s/>0.0 172064 <text:s/>6912 ? <text:s text:c="7"/>Ssl <text:s/>14:17 <text:s text:c="2"/>0:00 /usr/libexec/</text:p>
      <text:p text:style-name="Standard">ubuntu <text:s text:c="5"/>1671 <text:s/>0.0 <text:s/>0.2 582660 18072 ? <text:s text:c="7"/>Sl <text:s text:c="2"/>14:17 <text:s text:c="2"/>0:00 /usr/libexec/</text:p>
      <text:p text:style-name="Standard">ubuntu <text:s text:c="5"/>1677 <text:s/>0.0 <text:s/>0.3 401208 25752 ? <text:s text:c="7"/>Ssl <text:s/>14:17 <text:s text:c="2"/>0:00 /usr/libexec/</text:p>
      <text:p text:style-name="Standard"><text:soft-page-break/>ubuntu <text:s text:c="5"/>1685 <text:s/>0.0 <text:s/>0.3 1127988 30952 ? <text:s text:c="6"/>Ssl <text:s/>14:17 <text:s text:c="2"/>0:00 /usr/libexec/</text:p>
      <text:p text:style-name="Standard">ubuntu <text:s text:c="5"/>1693 <text:s/>0.0 <text:s/>0.0 157044 <text:s/>6076 ? <text:s text:c="7"/>Ssl <text:s/>14:17 <text:s text:c="2"/>0:00 /usr/libexec/</text:p>
      <text:p text:style-name="Standard">ubuntu <text:s text:c="5"/>1699 <text:s/>0.0 <text:s/>0.3 763160 28972 ? <text:s text:c="7"/>Ssl <text:s/>14:17 <text:s text:c="2"/>0:00 /usr/libexec/</text:p>
      <text:p text:style-name="Standard">ubuntu <text:s text:c="5"/>1712 <text:s/>0.0 <text:s/>0.1 323864 <text:s/>8616 ? <text:s text:c="7"/>Sl <text:s text:c="2"/>14:17 <text:s text:c="2"/>0:00 /usr/libexec/</text:p>
      <text:p text:style-name="Standard">ubuntu <text:s text:c="5"/>1721 <text:s/>0.0 <text:s/>0.3 2743560 28324 ? <text:s text:c="6"/>Sl <text:s text:c="2"/>14:17 <text:s text:c="2"/>0:00 /usr/bin/gjs </text:p>
      <text:p text:style-name="Standard">ubuntu <text:s text:c="5"/>1723 <text:s/>0.0 <text:s/>0.0 162676 <text:s/>7344 ? <text:s text:c="7"/>Sl <text:s text:c="2"/>14:17 <text:s text:c="2"/>0:00 /usr/libexec/</text:p>
      <text:p text:style-name="Standard">ubuntu <text:s text:c="5"/>1737 <text:s/>0.0 <text:s/>0.0 <text:s text:c="2"/>2888 <text:s/>1004 ? <text:s text:c="7"/>Ss <text:s text:c="2"/>14:17 <text:s text:c="2"/>0:00 sh -c /usr/bi</text:p>
      <text:p text:style-name="Standard">ubuntu <text:s text:c="5"/>1738 <text:s/>0.0 <text:s/>0.0 319420 <text:s/>6840 ? <text:s text:c="7"/>Ssl <text:s/>14:17 <text:s text:c="2"/>0:00 /usr/libexec/</text:p>
      <text:p text:style-name="Standard">ubuntu <text:s text:c="5"/>1740 <text:s/>0.0 <text:s/>0.1 397572 11696 ? <text:s text:c="7"/>Sl <text:s text:c="2"/>14:17 <text:s text:c="2"/>0:00 /usr/bin/ibus</text:p>
      <text:p text:style-name="Standard">ubuntu <text:s text:c="5"/>1741 <text:s/>0.0 <text:s/>0.3 471624 26276 ? <text:s text:c="7"/>Ssl <text:s/>14:17 <text:s text:c="2"/>0:00 /usr/libexec/</text:p>
      <text:p text:style-name="Standard">ubuntu <text:s text:c="5"/>1743 <text:s/>0.0 <text:s/>0.2 384460 16584 ? <text:s text:c="7"/>Ssl <text:s/>14:17 <text:s text:c="2"/>0:00 /usr/libexec/</text:p>
      <text:p text:style-name="Standard">ubuntu <text:s text:c="5"/>1744 <text:s/>0.0 <text:s/>0.0 320920 <text:s/>7592 ? <text:s text:c="7"/>Ssl <text:s/>14:17 <text:s text:c="2"/>0:00 /usr/libexec/</text:p>
      <text:p text:style-name="Standard">ubuntu <text:s text:c="5"/>1749 <text:s/>0.0 <text:s/>0.2 349056 21808 ? <text:s text:c="7"/>Ssl <text:s/>14:17 <text:s text:c="2"/>0:00 /usr/libexec/</text:p>
      <text:p text:style-name="Standard">ubuntu <text:s text:c="5"/>1750 <text:s/>0.0 <text:s/>0.3 725640 26680 ? <text:s text:c="7"/>Ssl <text:s/>14:17 <text:s text:c="2"/>0:00 /usr/libexec/</text:p>
      <text:p text:style-name="Standard">ubuntu <text:s text:c="5"/>1751 <text:s/>0.0 <text:s/>0.3 724528 26584 ? <text:s text:c="7"/>Ssl <text:s/>14:17 <text:s text:c="2"/>0:00 /usr/libexec/</text:p>
      <text:p text:style-name="Standard">ubuntu <text:s text:c="5"/>1752 <text:s/>0.0 <text:s/>0.1 258848 11712 ? <text:s text:c="7"/>Ssl <text:s/>14:17 <text:s text:c="2"/>0:00 /usr/libexec/</text:p>
      <text:p text:style-name="Standard">ubuntu <text:s text:c="5"/>1753 <text:s/>0.0 <text:s/>0.0 466852 <text:s/>6784 ? <text:s text:c="7"/>Ssl <text:s/>14:17 <text:s text:c="2"/>0:00 /usr/libexec/</text:p>
      <text:p text:style-name="Standard">ubuntu <text:s text:c="5"/>1760 <text:s/>0.0 <text:s/>0.0 245284 <text:s/>6652 ? <text:s text:c="7"/>Ssl <text:s/>14:17 <text:s text:c="2"/>0:00 /usr/libexec/</text:p>
      <text:p text:style-name="Standard">ubuntu <text:s text:c="5"/>1761 <text:s/>0.0 <text:s/>0.1 474940 10992 ? <text:s text:c="7"/>Ssl <text:s/>14:17 <text:s text:c="2"/>0:00 /usr/libexec/</text:p>
      <text:p text:style-name="Standard">ubuntu <text:s text:c="5"/>1772 <text:s/>0.0 <text:s/>0.1 395044 <text:s/>8228 ? <text:s text:c="7"/>Ssl <text:s/>14:17 <text:s text:c="2"/>0:00 /usr/libexec/</text:p>
      <text:p text:style-name="Standard">ubuntu <text:s text:c="5"/>1773 <text:s/>0.0 <text:s/>0.1 328336 <text:s/>9380 ? <text:s text:c="7"/>Ssl <text:s/>14:17 <text:s text:c="2"/>0:00 /usr/libexec/</text:p>
      <text:p text:style-name="Standard">ubuntu <text:s text:c="5"/>1774 <text:s/>0.0 <text:s/>0.2 349552 21752 ? <text:s text:c="7"/>Ssl <text:s/>14:17 <text:s text:c="2"/>0:00 /usr/libexec/</text:p>
      <text:p text:style-name="Standard">ubuntu <text:s text:c="5"/>1803 <text:s/>0.0 <text:s/>0.8 810572 64948 ? <text:s text:c="7"/>Sl <text:s text:c="2"/>14:17 <text:s text:c="2"/>0:00 /usr/libexec/</text:p>
      <text:p text:style-name="Standard">ubuntu <text:s text:c="5"/>1809 <text:s/>0.0 <text:s/>0.0 232260 <text:s/>6796 ? <text:s text:c="7"/>Sl <text:s text:c="2"/>14:17 <text:s text:c="2"/>0:00 /usr/libexec/</text:p>
      <text:p text:style-name="Standard">ubuntu <text:s text:c="5"/>1859 <text:s/>0.0 <text:s/>0.0 246308 <text:s/>7468 ? <text:s text:c="7"/>Sl <text:s text:c="2"/>14:17 <text:s text:c="2"/>0:00 /usr/libexec/</text:p>
      <text:p text:style-name="Standard">ubuntu <text:s text:c="5"/>1860 <text:s/>0.0 <text:s/>0.3 355712 27520 ? <text:s text:c="7"/>Sl <text:s text:c="2"/>14:17 <text:s text:c="2"/>0:01 /usr/libexec/</text:p>
      <text:p text:style-name="Standard">ubuntu <text:s text:c="5"/>1863 <text:s/>0.0 <text:s/>0.0 246260 <text:s/>7900 ? <text:s text:c="7"/>Sl <text:s text:c="2"/>14:17 <text:s text:c="2"/>0:00 /usr/libexec/</text:p>
      <text:p text:style-name="Standard">ubuntu <text:s text:c="5"/>1869 <text:s/>0.0 <text:s/>0.1 351356 13872 ? <text:s text:c="7"/>Sl <text:s text:c="2"/>14:17 <text:s text:c="2"/>0:00 /usr/libexec/</text:p>
      <text:p text:style-name="Standard">ubuntu <text:s text:c="5"/>1903 <text:s/>0.0 <text:s/>0.0 172480 <text:s/>7588 ? <text:s text:c="7"/>Sl <text:s text:c="2"/>14:17 <text:s text:c="2"/>0:00 /usr/libexec/</text:p>
      <text:p text:style-name="Standard">ubuntu <text:s text:c="5"/>1921 <text:s/>0.0 <text:s/>0.1 698356 14544 ? <text:s text:c="7"/>Ssl <text:s/>14:17 <text:s text:c="2"/>0:00 /usr/libexec/</text:p>
      <text:p text:style-name="Standard">ubuntu <text:s text:c="5"/>1930 <text:s/>0.0 <text:s/>0.3 737420 29280 ? <text:s text:c="7"/>Ssl <text:s/>14:17 <text:s text:c="2"/>0:00 /usr/libexec/</text:p>
      <text:p text:style-name="Standard">ubuntu <text:s text:c="5"/>1939 <text:s/>0.0 <text:s/>0.3 2612620 28168 ? <text:s text:c="6"/>Sl <text:s text:c="2"/>14:17 <text:s text:c="2"/>0:00 /usr/bin/gjs </text:p>
      <text:p text:style-name="Standard">ubuntu <text:s text:c="5"/>1966 <text:s/>0.0 <text:s/>0.1 <text:s/>76144 12880 ? <text:s text:c="7"/>Ss <text:s text:c="2"/>14:17 <text:s text:c="2"/>0:00 /snap/snapd-d</text:p>
      <text:p text:style-name="Standard">ubuntu <text:s text:c="5"/>2036 <text:s/>0.0 <text:s/>0.3 352892 24772 ? <text:s text:c="7"/>Ssl <text:s/>14:17 <text:s text:c="2"/>0:00 /usr/libexec/</text:p>
      <text:p text:style-name="Standard">ubuntu <text:s text:c="5"/>2064 <text:s/>0.0 <text:s/>0.2 305960 22568 ? <text:s text:c="7"/>Sl <text:s text:c="2"/>14:17 <text:s text:c="2"/>0:00 /snap/snapd-d</text:p>
      <text:p text:style-name="Standard">ubuntu <text:s text:c="5"/>2180 <text:s/>0.0 <text:s/>0.3 503084 31884 ? <text:s text:c="7"/>Sl <text:s text:c="2"/>14:18 <text:s text:c="2"/>0:00 update-notifi</text:p>
      <text:p text:style-name="Standard">root <text:s text:c="7"/>2538 <text:s/>0.0 <text:s/>0.0 <text:s text:c="5"/>0 <text:s text:c="4"/>0 ? <text:s text:c="7"/>I <text:s text:c="3"/>14:29 <text:s text:c="2"/>0:00 [kworker/u8:2</text:p>
      <text:p text:style-name="Standard">root <text:s text:c="7"/>2774 <text:s/>0.0 <text:s/>0.0 <text:s text:c="5"/>0 <text:s text:c="4"/>0 ? <text:s text:c="7"/>I <text:s text:c="3"/>14:36 <text:s text:c="2"/>0:00 [kworker/0:0-</text:p>
      <text:p text:style-name="Standard">root <text:s text:c="7"/>2789 <text:s/>0.0 <text:s/>0.0 <text:s text:c="5"/>0 <text:s text:c="4"/>0 ? <text:s text:c="7"/>I <text:s text:c="3"/>14:37 <text:s text:c="2"/>0:00 [kworker/1:0-</text:p>
      <text:p text:style-name="Standard">root <text:s text:c="7"/>2835 <text:s/>0.0 <text:s/>0.0 <text:s text:c="5"/>0 <text:s text:c="4"/>0 ? <text:s text:c="7"/>I&lt; <text:s text:c="2"/>14:38 <text:s text:c="2"/>0:00 [kworker/u9:1</text:p>
      <text:p text:style-name="Standard">ubuntu <text:s text:c="5"/>2872 <text:s/>0.0 <text:s/>0.6 563632 52652 ? <text:s text:c="7"/>Rsl <text:s/>14:38 <text:s text:c="2"/>0:00 /usr/libexec/</text:p>
      <text:p text:style-name="Standard">ubuntu <text:s text:c="5"/>2890 <text:s/>0.0 <text:s/>0.0 <text:s/>20148 <text:s/>5336 pts/0 <text:s text:c="3"/>Ss <text:s text:c="2"/>14:38 <text:s text:c="2"/>0:00 bash</text:p>
      <text:p text:style-name="Standard">root <text:s text:c="7"/>2920 <text:s/>0.0 <text:s/>0.0 <text:s text:c="5"/>0 <text:s text:c="4"/>0 ? <text:s text:c="7"/>I <text:s text:c="3"/>14:39 <text:s text:c="2"/>0:00 [kworker/2:0]</text:p>
      <text:p text:style-name="Standard">root <text:s text:c="7"/>2926 <text:s/>0.0 <text:s/>0.0 <text:s text:c="5"/>0 <text:s text:c="4"/>0 ? <text:s text:c="7"/>I <text:s text:c="3"/>14:40 <text:s text:c="2"/>0:00 [kworker/u8:2</text:p>
      <text:p text:style-name="Standard">root <text:s text:c="7"/>2927 <text:s/>0.0 <text:s/>0.0 <text:s text:c="5"/>0 <text:s text:c="4"/>0 ? <text:s text:c="7"/>I <text:s text:c="3"/>14:40 <text:s text:c="2"/>0:00 [kworker/3:1-</text:p>
      <text:p text:style-name="Standard">root <text:s text:c="7"/>2973 <text:s/>1.1 <text:s/>0.1 308476 <text:s/>9308 ? <text:s text:c="7"/>Ssl <text:s/>14:50 <text:s text:c="2"/>0:00 /usr/libexec/</text:p>
      <text:p text:style-name="Standard">ubuntu <text:s text:c="5"/>2988 <text:s/>5.0 <text:s/>0.5 496604 45296 ? <text:s text:c="7"/>Sl <text:s text:c="2"/>14:50 <text:s text:c="2"/>0:00 /usr/bin/naut</text:p>
      <text:p text:style-name="Standard">ubuntu <text:s text:c="5"/>2995 <text:s/>5.6 <text:s/>0.7 2931516 60236 ? <text:s text:c="6"/>Sl <text:s text:c="2"/>14:50 <text:s text:c="2"/>0:00 gjs /usr/shar</text:p>
      <text:p text:style-name="Standard">ubuntu <text:s text:c="5"/>3015 <text:s/>3.4 <text:s/>0.3 389880 27512 ? <text:s text:c="7"/>Sl <text:s text:c="2"/>14:50 <text:s text:c="2"/>0:00 /usr/bin/file</text:p>
      <text:p text:style-name="Standard">ubuntu <text:s text:c="5"/>3032 <text:s/>0.0 <text:s/>0.0 <text:s/>21676 <text:s/>3596 pts/0 <text:s text:c="3"/>R+ <text:s text:c="2"/>14:50 <text:s text:c="2"/>0:00 ps aux</text:p>
      <text:p text:style-name="Standard">ubuntu@ubuntu-Latitude-E5470:~$ docker ps</text:p>
      <text:p text:style-name="Standard">Command 'docker' not found, but can be installed with:</text:p>
      <text:p text:style-name="Standard"><text:soft-page-break/>sudo snap install docker <text:s text:c="8"/># version 20.10.24, or</text:p>
      <text:p text:style-name="Standard">sudo apt <text:s/>install docker.io <text:s text:c="5"/># version 24.0.5-0ubuntu1~22.04.1</text:p>
      <text:p text:style-name="Standard">sudo apt <text:s/>install podman-docker <text:s/># version 3.4.4+ds1-1ubuntu1.22.04.2</text:p>
      <text:p text:style-name="Standard">See 'snap info docker' for additional versions.</text:p>
      <text:p text:style-name="Standard">ubuntu@ubuntu-Latitude-E5470:~$ sudo apt install docker.io</text:p>
      <text:p text:style-name="Standard">[sudo] password for ubuntu: 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he following additional packages will be installed:</text:p>
      <text:p text:style-name="Standard"><text:s text:c="2"/>bridge-utils containerd git git-man liberror-perl pigz runc ubuntu-fan</text:p>
      <text:p text:style-name="Standard">Suggested packages:</text:p>
      <text:p text:style-name="Standard"><text:s text:c="2"/>ifupdown aufs-tools btrfs-progs cgroupfs-mount | cgroup-lite debootstrap</text:p>
      <text:p text:style-name="Standard"><text:s text:c="2"/>docker-doc rinse zfs-fuse | zfsutils git-daemon-run | git-daemon-sysvinit</text:p>
      <text:p text:style-name="Standard"><text:s text:c="2"/>git-doc git-email git-gui gitk gitweb git-cvs git-mediawiki git-svn</text:p>
      <text:p text:style-name="Standard">The following NEW packages will be installed:</text:p>
      <text:p text:style-name="Standard"><text:s text:c="2"/>bridge-utils containerd docker.io git git-man liberror-perl pigz runc</text:p>
      <text:p text:style-name="Standard"><text:s text:c="2"/>ubuntu-fan</text:p>
      <text:p text:style-name="Standard">0 upgraded, 9 newly installed, 0 to remove and 437 not upgraded.</text:p>
      <text:p text:style-name="Standard">Need to get 73.5 MB of archives.</text:p>
      <text:p text:style-name="Standard">After this operation, 287 MB of additional disk space will be used.</text:p>
      <text:p text:style-name="Standard">Do you want to continue? [Y/n] y</text:p>
      <text:p text:style-name="Standard">Get:1 http://pk.archive.ubuntu.com/ubuntu jammy/universe amd64 pigz amd64 2.6-1 [63.6 kB]</text:p>
      <text:p text:style-name="Standard">Get:2 http://pk.archive.ubuntu.com/ubuntu jammy/main amd64 bridge-utils amd64 1.7-1ubuntu3 [34.4 kB]</text:p>
      <text:p text:style-name="Standard">Get:3 http://pk.archive.ubuntu.com/ubuntu jammy-updates/main amd64 runc amd64 1.1.7-0ubuntu1~22.04.1 [4,249 kB]</text:p>
      <text:p text:style-name="Standard">Get:4 http://pk.archive.ubuntu.com/ubuntu jammy-updates/main amd64 containerd amd64 1.7.2-0ubuntu1~22.04.1 [36.0 MB]</text:p>
      <text:p text:style-name="Standard">Get:5 http://pk.archive.ubuntu.com/ubuntu jammy-updates/universe amd64 docker.io amd64 24.0.5-0ubuntu1~22.04.1 [28.9 MB]</text:p>
      <text:p text:style-name="Standard">Ign:5 http://pk.archive.ubuntu.com/ubuntu jammy-updates/universe amd64 docker.io amd64 24.0.5-0ubuntu1~22.04.1</text:p>
      <text:p text:style-name="Standard">Ign:6 http://pk.archive.ubuntu.com/ubuntu jammy/main amd64 liberror-perl all 0.17029-1</text:p>
      <text:p text:style-name="Standard">Ign:7 http://pk.archive.ubuntu.com/ubuntu jammy-updates/main amd64 git-man all 1:2.34.1-1ubuntu1.10</text:p>
      <text:p text:style-name="Standard">Err:8 http://pk.archive.ubuntu.com/ubuntu jammy-updates/main amd64 git amd64 1:2.34.1-1ubuntu1.10</text:p>
      <text:p text:style-name="Standard"><text:s text:c="2"/>Cannot initiate the connection to pk.archive.ubuntu.com:80 (91.189.91.83). - connect (101: Network is unreachable) Cannot initiate the connection to pk.archive.ubuntu.com:80 (2620:2d:4002:1::101). - connect (101: Network is unreachable) Cannot initiate the connection to pk.archive.ubuntu.com:80 (185.125.190.36). - connect (101: Network is unreachable) Cannot initiate the connection to pk.archive.ubuntu.com:80 (2620:2d:4002:1::103). - connect (101: Network is unreachable) Cannot initiate the connection to pk.archive.ubuntu.com:80 (185.125.190.39). - connect (101: Network is unreachable) Cannot initiate the connection to pk.archive.ubuntu.com:80 (2620:2d:4000:1::16). - connect (101: Network is unreachable) Cannot initiate the connection to pk.archive.ubuntu.com:80 (91.189.91.82). - connect (101: Network is unreachable) Cannot initiate the connection to pk.archive.ubuntu.com:80 (2620:2d:4000:1::19). - connect (101: Network is unreachable) Cannot initiate the connection to pk.archive.ubuntu.com:80 (91.189.91.81). - connect (101: Network is unreachable) Cannot initiate the connection to pk.archive.ubuntu.com:80 (2620:2d:4002:1::102). - connect (101: Network is unreachable) [IP: 91.189.91.83 80]</text:p>
      <text:p text:style-name="Standard"><text:soft-page-break/>Ign:9 http://pk.archive.ubuntu.com/ubuntu jammy/universe amd64 ubuntu-fan all 0.12.16</text:p>
      <text:p text:style-name="Standard">Err:6 http://pk.archive.ubuntu.com/ubuntu jammy/main amd64 liberror-perl all 0.17029-1</text:p>
      <text:p text:style-name="Standard"><text:s text:c="2"/>Cannot initiate the connection to pk.archive.ubuntu.com:80 (91.189.91.83). - connect (101: Network is unreachable) Cannot initiate the connection to pk.archive.ubuntu.com:80 (2620:2d:4002:1::101). - connect (101: Network is unreachable) Cannot initiate the connection to pk.archive.ubuntu.com:80 (185.125.190.36). - connect (101: Network is unreachable) Cannot initiate the connection to pk.archive.ubuntu.com:80 (2620:2d:4002:1::103). - connect (101: Network is unreachable) Cannot initiate the connection to pk.archive.ubuntu.com:80 (185.125.190.39). - connect (101: Network is unreachable) Cannot initiate the connection to pk.archive.ubuntu.com:80 (2620:2d:4000:1::16). - connect (101: Network is unreachable) Cannot initiate the connection to pk.archive.ubuntu.com:80 (91.189.91.82). - connect (101: Network is unreachable) Cannot initiate the connection to pk.archive.ubuntu.com:80 (2620:2d:4000:1::19). - connect (101: Network is unreachable) Cannot initiate the connection to pk.archive.ubuntu.com:80 (91.189.91.81). - connect (101: Network is unreachable) Cannot initiate the connection to pk.archive.ubuntu.com:80 (2620:2d:4002:1::102). - connect (101: Network is unreachable) [IP: 91.189.91.83 80]</text:p>
      <text:p text:style-name="Standard">Err:7 http://pk.archive.ubuntu.com/ubuntu jammy-updates/main amd64 git-man all 1:2.34.1-1ubuntu1.10</text:p>
      <text:p text:style-name="Standard"><text:s text:c="2"/>Cannot initiate the connection to pk.archive.ubuntu.com:80 (91.189.91.83). - connect (101: Network is unreachable) Cannot initiate the connection to pk.archive.ubuntu.com:80 (2620:2d:4002:1::101). - connect (101: Network is unreachable) Cannot initiate the connection to pk.archive.ubuntu.com:80 (185.125.190.36). - connect (101: Network is unreachable) Cannot initiate the connection to pk.archive.ubuntu.com:80 (2620:2d:4002:1::103). - connect (101: Network is unreachable) Cannot initiate the connection to pk.archive.ubuntu.com:80 (185.125.190.39). - connect (101: Network is unreachable) Cannot initiate the connection to pk.archive.ubuntu.com:80 (2620:2d:4000:1::16). - connect (101: Network is unreachable) Cannot initiate the connection to pk.archive.ubuntu.com:80 (91.189.91.82). - connect (101: Network is unreachable) Cannot initiate the connection to pk.archive.ubuntu.com:80 (2620:2d:4000:1::19). - connect (101: Network is unreachable) Cannot initiate the connection to pk.archive.ubuntu.com:80 (91.189.91.81). - connect (101: Network is unreachable) Cannot initiate the connection to pk.archive.ubuntu.com:80 (2620:2d:4002:1::102). - connect (101: Network is unreachable) [IP: 91.189.91.83 80]</text:p>
      <text:p text:style-name="Standard">Err:9 http://pk.archive.ubuntu.com/ubuntu jammy/universe amd64 ubuntu-fan all 0.12.16</text:p>
      <text:p text:style-name="Standard"><text:s text:c="2"/>Cannot initiate the connection to pk.archive.ubuntu.com:80 (91.189.91.83). - connect (101: Network is unreachable) Cannot initiate the connection to pk.archive.ubuntu.com:80 (2620:2d:4002:1::101). - connect (101: Network is unreachable) Cannot initiate the connection to pk.archive.ubuntu.com:80 (185.125.190.36). - connect (101: Network is unreachable) Cannot initiate the connection to pk.archive.ubuntu.com:80 (2620:2d:4002:1::103). - connect (101: Network is unreachable) Cannot initiate the connection to pk.archive.ubuntu.com:80 (185.125.190.39). - connect (101: Network is unreachable) Cannot initiate the connection to pk.archive.ubuntu.com:80 (2620:2d:4000:1::16). - connect (101: Network is unreachable) Cannot initiate the connection to pk.archive.ubuntu.com:80 (91.189.91.82). - connect (101: Network is unreachable) Cannot initiate the connection to pk.archive.ubuntu.com:80 (2620:2d:4000:1::19). - connect (101: Network is unreachable) Cannot initiate the connection to pk.archive.ubuntu.com:80 (91.189.91.81). - connect (101: Network is unreachable) Cannot initiate the connection to pk.archive.ubuntu.com:80 (2620:2d:4002:1::102). - connect (101: Network is unreachable) [IP: 91.189.91.83 80]</text:p>
      <text:p text:style-name="Standard">Err:5 http://pk.archive.ubuntu.com/ubuntu jammy-updates/universe amd64 docker.io amd64 24.0.5-0ubuntu1~22.04.1</text:p>
      <text:p text:style-name="Standard"><text:s text:c="2"/>Connection timed out [IP: 91.189.91.83 80]</text:p>
      <text:p text:style-name="Standard">Fetched 40.4 MB in 14min 46s (45.6 kB/s)</text:p>
      <text:p text:style-name="Standard"><text:soft-page-break/>E: Failed to fetch http://pk.archive.ubuntu.com/ubuntu/pool/universe/d/docker.io-app/docker.io_24.0.5-0ubuntu1%7e22.04.1_amd64.deb <text:s/>Connection timed out [IP: 91.189.91.83 80]</text:p>
      <text:p text:style-name="Standard">E: Failed to fetch http://pk.archive.ubuntu.com/ubuntu/pool/main/libe/liberror-perl/liberror-perl_0.17029-1_all.deb <text:s/>Cannot initiate the connection to pk.archive.ubuntu.com:80 (91.189.91.83). - connect (101: Network is unreachable) Cannot initiate the connection to pk.archive.ubuntu.com:80 (2620:2d:4002:1::101). - connect (101: Network is unreachable) Cannot initiate the connection to pk.archive.ubuntu.com:80 (185.125.190.36). - connect (101: Network is unreachable) Cannot initiate the connection to pk.archive.ubuntu.com:80 (2620:2d:4002:1::103). - connect (101: Network is unreachable) Cannot initiate the connection to pk.archive.ubuntu.com:80 (185.125.190.39). - connect (101: Network is unreachable) Cannot initiate the connection to pk.archive.ubuntu.com:80 (2620:2d:4000:1::16). - connect (101: Network is unreachable) Cannot initiate the connection to pk.archive.ubuntu.com:80 (91.189.91.82). - connect (101: Network is unreachable) Cannot initiate the connection to pk.archive.ubuntu.com:80 (2620:2d:4000:1::19). - connect (101: Network is unreachable) Cannot initiate the connection to pk.archive.ubuntu.com:80 (91.189.91.81). - connect (101: Network is unreachable) Cannot initiate the connection to pk.archive.ubuntu.com:80 (2620:2d:4002:1::102). - connect (101: Network is unreachable) [IP: 91.189.91.83 80]</text:p>
      <text:p text:style-name="Standard">E: Failed to fetch http://pk.archive.ubuntu.com/ubuntu/pool/main/g/git/git-man_2.34.1-1ubuntu1.10_all.deb <text:s/>Cannot initiate the connection to pk.archive.ubuntu.com:80 (91.189.91.83). - connect (101: Network is unreachable) Cannot initiate the connection to pk.archive.ubuntu.com:80 (2620:2d:4002:1::101). - connect (101: Network is unreachable) Cannot initiate the connection to pk.archive.ubuntu.com:80 (185.125.190.36). - connect (101: Network is unreachable) Cannot initiate the connection to pk.archive.ubuntu.com:80 (2620:2d:4002:1::103). - connect (101: Network is unreachable) Cannot initiate the connection to pk.archive.ubuntu.com:80 (185.125.190.39). - connect (101: Network is unreachable) Cannot initiate the connection to pk.archive.ubuntu.com:80 (2620:2d:4000:1::16). - connect (101: Network is unreachable) Cannot initiate the connection to pk.archive.ubuntu.com:80 (91.189.91.82). - connect (101: Network is unreachable) Cannot initiate the connection to pk.archive.ubuntu.com:80 (2620:2d:4000:1::19). - connect (101: Network is unreachable) Cannot initiate the connection to pk.archive.ubuntu.com:80 (91.189.91.81). - connect (101: Network is unreachable) Cannot initiate the connection to pk.archive.ubuntu.com:80 (2620:2d:4002:1::102). - connect (101: Network is unreachable) [IP: 91.189.91.83 80]</text:p>
      <text:p text:style-name="Standard">E: Failed to fetch http://pk.archive.ubuntu.com/ubuntu/pool/main/g/git/git_2.34.1-1ubuntu1.10_amd64.deb <text:s/>Cannot initiate the connection to pk.archive.ubuntu.com:80 (91.189.91.83). - connect (101: Network is unreachable) Cannot initiate the connection to pk.archive.ubuntu.com:80 (2620:2d:4002:1::101). - connect (101: Network is unreachable) Cannot initiate the connection to pk.archive.ubuntu.com:80 (185.125.190.36). - connect (101: Network is unreachable) Cannot initiate the connection to pk.archive.ubuntu.com:80 (2620:2d:4002:1::103). - connect (101: Network is unreachable) Cannot initiate the connection to pk.archive.ubuntu.com:80 (185.125.190.39). - connect (101: Network is unreachable) Cannot initiate the connection to pk.archive.ubuntu.com:80 (2620:2d:4000:1::16). - connect (101: Network is unreachable) Cannot initiate the connection to pk.archive.ubuntu.com:80 (91.189.91.82). - connect (101: Network is unreachable) Cannot initiate the connection to pk.archive.ubuntu.com:80 (2620:2d:4000:1::19). - connect (101: Network is unreachable) Cannot initiate the connection to pk.archive.ubuntu.com:80 (91.189.91.81). - connect (101: Network is unreachable) Cannot initiate the connection to pk.archive.ubuntu.com:80 (2620:2d:4002:1::102). - connect (101: Network is unreachable) [IP: 91.189.91.83 80]</text:p>
      <text:p text:style-name="Standard">E: Failed to fetch http://pk.archive.ubuntu.com/ubuntu/pool/universe/u/ubuntu-fan/ubuntu-fan_0.12.16_all.deb <text:s/>Cannot initiate the connection to pk.archive.ubuntu.com:80 (91.189.91.83). - connect (101: Network is unreachable) Cannot initiate the connection to pk.archive.ubuntu.com:80 (2620:2d:4002:1::101). - connect (101: Network is unreachable) Cannot initiate the connection to pk.archive.ubuntu.com:80 (185.125.190.36). - connect (101: Network is unreachable) Cannot <text:soft-page-break/>initiate the connection to pk.archive.ubuntu.com:80 (2620:2d:4002:1::103). - connect (101: Network is unreachable) Cannot initiate the connection to pk.archive.ubuntu.com:80 (185.125.190.39). - connect (101: Network is unreachable) Cannot initiate the connection to pk.archive.ubuntu.com:80 (2620:2d:4000:1::16). - connect (101: Network is unreachable) Cannot initiate the connection to pk.archive.ubuntu.com:80 (91.189.91.82). - connect (101: Network is unreachable) Cannot initiate the connection to pk.archive.ubuntu.com:80 (2620:2d:4000:1::19). - connect (101: Network is unreachable) Cannot initiate the connection to pk.archive.ubuntu.com:80 (91.189.91.81). - connect (101: Network is unreachable) Cannot initiate the connection to pk.archive.ubuntu.com:80 (2620:2d:4002:1::102). - connect (101: Network is unreachable) [IP: 91.189.91.83 80]</text:p>
      <text:p text:style-name="Standard">E: Unable to fetch some archives, maybe run apt-get update or try with --fix-missing?</text:p>
      <text:p text:style-name="Standard">ubuntu@ubuntu-Latitude-E5470:~$ apt-get update</text:p>
      <text:p text:style-name="Standard">Reading package lists... Done</text:p>
      <text:p text:style-name="Standard">E: Could not open lock file /var/lib/apt/lists/lock - open (13: Permission denied)</text:p>
      <text:p text:style-name="Standard">E: Unable to lock directory /var/lib/apt/lists/</text:p>
      <text:p text:style-name="Standard">W: Problem unlinking the file /var/cache/apt/pkgcache.bin - RemoveCaches (13: Permission denied)</text:p>
      <text:p text:style-name="Standard">W: Problem unlinking the file /var/cache/apt/srcpkgcache.bin - RemoveCaches (13: Permission denied)</text:p>
      <text:p text:style-name="Standard">ubuntu@ubuntu-Latitude-E5470:~$ sudo apt install docker.io</text:p>
      <text:p text:style-name="Standard">[sudo] password for ubuntu: 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he following additional packages will be installed:</text:p>
      <text:p text:style-name="Standard"><text:s text:c="2"/>bridge-utils containerd git git-man liberror-perl pigz runc ubuntu-fan</text:p>
      <text:p text:style-name="Standard">Suggested packages:</text:p>
      <text:p text:style-name="Standard"><text:s text:c="2"/>ifupdown aufs-tools btrfs-progs cgroupfs-mount | cgroup-lite debootstrap</text:p>
      <text:p text:style-name="Standard"><text:s text:c="2"/>docker-doc rinse zfs-fuse | zfsutils git-daemon-run | git-daemon-sysvinit</text:p>
      <text:p text:style-name="Standard"><text:s text:c="2"/>git-doc git-email git-gui gitk gitweb git-cvs git-mediawiki git-svn</text:p>
      <text:p text:style-name="Standard">The following NEW packages will be installed:</text:p>
      <text:p text:style-name="Standard"><text:s text:c="2"/>bridge-utils containerd docker.io git git-man liberror-perl pigz runc</text:p>
      <text:p text:style-name="Standard"><text:s text:c="2"/>ubuntu-fan</text:p>
      <text:p text:style-name="Standard">0 upgraded, 9 newly installed, 0 to remove and 437 not upgraded.</text:p>
      <text:p text:style-name="Standard">Need to get 33.1 MB/73.5 MB of archives.</text:p>
      <text:p text:style-name="Standard">After this operation, 287 MB of additional disk space will be used.</text:p>
      <text:p text:style-name="Standard">Do you want to continue? [Y/n] y</text:p>
      <text:p text:style-name="Standard">Get:1 http://pk.archive.ubuntu.com/ubuntu jammy-updates/universe amd64 docker.io amd64 24.0.5-0ubuntu1~22.04.1 [28.9 MB]</text:p>
      <text:p text:style-name="Standard">Get:2 http://pk.archive.ubuntu.com/ubuntu jammy/main amd64 liberror-perl all 0.17029-1 [26.5 kB]</text:p>
      <text:p text:style-name="Standard">Get:3 http://pk.archive.ubuntu.com/ubuntu jammy-updates/main amd64 git-man all 1:2.34.1-1ubuntu1.10 [954 kB]</text:p>
      <text:p text:style-name="Standard">Get:4 http://pk.archive.ubuntu.com/ubuntu jammy-updates/main amd64 git amd64 1:2.34.1-1ubuntu1.10 [3,166 kB]</text:p>
      <text:p text:style-name="Standard">Get:5 http://pk.archive.ubuntu.com/ubuntu jammy/universe amd64 ubuntu-fan all 0.12.16 [35.2 kB]</text:p>
      <text:p text:style-name="Standard">Fetched 13.2 MB in 1min 46s (124 kB/s) <text:s text:c="40"/></text:p>
      <text:p text:style-name="Standard">Preconfiguring packages ...</text:p>
      <text:p text:style-name="Standard">Selecting previously unselected package pigz.</text:p>
      <text:p text:style-name="Standard">(Reading database ... 166007 files and directories currently installed.)</text:p>
      <text:p text:style-name="Standard">Preparing to unpack .../0-pigz_2.6-1_amd64.deb ...</text:p>
      <text:p text:style-name="Standard">Unpacking pigz (2.6-1) ...</text:p>
      <text:p text:style-name="Standard"><text:soft-page-break/>Selecting previously unselected package bridge-utils.</text:p>
      <text:p text:style-name="Standard">Preparing to unpack .../1-bridge-utils_1.7-1ubuntu3_amd64.deb ...</text:p>
      <text:p text:style-name="Standard">Unpacking bridge-utils (1.7-1ubuntu3) ...</text:p>
      <text:p text:style-name="Standard">Selecting previously unselected package runc.</text:p>
      <text:p text:style-name="Standard">Preparing to unpack .../2-runc_1.1.7-0ubuntu1~22.04.1_amd64.deb ...</text:p>
      <text:p text:style-name="Standard">Unpacking runc (1.1.7-0ubuntu1~22.04.1) ...</text:p>
      <text:p text:style-name="Standard">Selecting previously unselected package containerd.</text:p>
      <text:p text:style-name="Standard">Preparing to unpack .../3-containerd_1.7.2-0ubuntu1~22.04.1_amd64.deb ...</text:p>
      <text:p text:style-name="Standard">Unpacking containerd (1.7.2-0ubuntu1~22.04.1) ...</text:p>
      <text:p text:style-name="Standard">Selecting previously unselected package docker.io.</text:p>
      <text:p text:style-name="Standard">Preparing to unpack .../4-docker.io_24.0.5-0ubuntu1~22.04.1_amd64.deb ...</text:p>
      <text:p text:style-name="Standard">Unpacking docker.io (24.0.5-0ubuntu1~22.04.1) ...</text:p>
      <text:p text:style-name="Standard">Selecting previously unselected package liberror-perl.</text:p>
      <text:p text:style-name="Standard">Preparing to unpack .../5-liberror-perl_0.17029-1_all.deb ...</text:p>
      <text:p text:style-name="Standard">Unpacking liberror-perl (0.17029-1) ...</text:p>
      <text:p text:style-name="Standard">Selecting previously unselected package git-man.</text:p>
      <text:p text:style-name="Standard">Preparing to unpack .../6-git-man_1%3a2.34.1-1ubuntu1.10_all.deb ...</text:p>
      <text:p text:style-name="Standard">Unpacking git-man (1:2.34.1-1ubuntu1.10) ...</text:p>
      <text:p text:style-name="Standard">Selecting previously unselected package git.</text:p>
      <text:p text:style-name="Standard">Preparing to unpack .../7-git_1%3a2.34.1-1ubuntu1.10_amd64.deb ...</text:p>
      <text:p text:style-name="Standard">Unpacking git (1:2.34.1-1ubuntu1.10) ...</text:p>
      <text:p text:style-name="Standard">Selecting previously unselected package ubuntu-fan.</text:p>
      <text:p text:style-name="Standard">Preparing to unpack .../8-ubuntu-fan_0.12.16_all.deb ...</text:p>
      <text:p text:style-name="Standard">Unpacking ubuntu-fan (0.12.16) ...</text:p>
      <text:p text:style-name="Standard">Setting up runc (1.1.7-0ubuntu1~22.04.1) ...</text:p>
      <text:p text:style-name="Standard">Setting up liberror-perl (0.17029-1) ...</text:p>
      <text:p text:style-name="Standard">Setting up bridge-utils (1.7-1ubuntu3) ...</text:p>
      <text:p text:style-name="Standard">Setting up pigz (2.6-1) ...</text:p>
      <text:p text:style-name="Standard">Setting up git-man (1:2.34.1-1ubuntu1.10) ...</text:p>
      <text:p text:style-name="Standard">Setting up containerd (1.7.2-0ubuntu1~22.04.1) ...</text:p>
      <text:p text:style-name="Standard">Created symlink /etc/systemd/system/multi-user.target.wants/containerd.service →</text:p>
      <text:p text:style-name="Standard"><text:s/>/lib/systemd/system/containerd.service.</text:p>
      <text:p text:style-name="Standard">Setting up ubuntu-fan (0.12.16) ...</text:p>
      <text:p text:style-name="Standard">Created symlink /etc/systemd/system/multi-user.target.wants/ubuntu-fan.service →</text:p>
      <text:p text:style-name="Standard"><text:s/>/lib/systemd/system/ubuntu-fan.service.</text:p>
      <text:p text:style-name="Standard">Setting up docker.io (24.0.5-0ubuntu1~22.04.1) ...</text:p>
      <text:p text:style-name="Standard">Adding group `docker' (GID 137) ...</text:p>
      <text:p text:style-name="Standard">Done.</text:p>
      <text:p text:style-name="Standard">Created symlink /etc/systemd/system/multi-user.target.wants/docker.service → /li</text:p>
      <text:p text:style-name="Standard">b/systemd/system/docker.service.</text:p>
      <text:p text:style-name="Standard">Created symlink /etc/systemd/system/sockets.target.wants/docker.socket → /lib/sy</text:p>
      <text:p text:style-name="Standard">stemd/system/docker.socket.</text:p>
      <text:p text:style-name="Standard">Setting up git (1:2.34.1-1ubuntu1.10) ...</text:p>
      <text:p text:style-name="Standard">Processing triggers for man-db (2.10.2-1) ...</text:p>
      <text:p text:style-name="Standard">ubuntu@ubuntu-Latitude-E5470:~$ sudo docker --version</text:p>
      <text:p text:style-name="Standard">Docker version 24.0.5, build 24.0.5-0ubuntu1~22.04.1</text:p>
      <text:p text:style-name="Standard">ubuntu@ubuntu-Latitude-E5470:~$ sudo docker pull mysql</text:p>
      <text:p text:style-name="Standard">Using default tag: latest</text:p>
      <text:p text:style-name="Standard">latest: Pulling from library/mysql</text:p>
      <text:p text:style-name="Standard">5262579e8e45: Pull complete </text:p>
      <text:p text:style-name="Standard">741b767e25b7: Pull complete </text:p>
      <text:p text:style-name="Standard">06e0c37837cf: Pull complete </text:p>
      <text:p text:style-name="Standard"><text:soft-page-break/>c6f5d3670db7: Pull complete </text:p>
      <text:p text:style-name="Standard">d5c567b29c3e: Pull complete </text:p>
      <text:p text:style-name="Standard">6effcc6561c9: Pull complete </text:p>
      <text:p text:style-name="Standard">1e1493d45d9c: Pull complete </text:p>
      <text:p text:style-name="Standard">7101609fa7d9: Pull complete </text:p>
      <text:p text:style-name="Standard">432a1261dc2a: Pull complete </text:p>
      <text:p text:style-name="Standard">865a24d6d1f2: Pull complete </text:p>
      <text:p text:style-name="Standard">Digest: sha256:566007208a3f1cc8f9df6b767665b5c9b800fc4fb5f863d17aa1df362880ed04</text:p>
      <text:p text:style-name="Standard">Status: Downloaded newer image for mysql:latest</text:p>
      <text:p text:style-name="Standard">docker.io/library/mysql:latest</text:p>
      <text:p text:style-name="Standard">ubuntu@ubuntu-Latitude-E5470:~$ sudo docker image</text:p>
      <text:p text:style-name="Standard"/>
      <text:p text:style-name="Standard">Usage: <text:s/>docker image COMMAND</text:p>
      <text:p text:style-name="Standard"/>
      <text:p text:style-name="Standard">Manage images</text:p>
      <text:p text:style-name="Standard"/>
      <text:p text:style-name="Standard">Commands:</text:p>
      <text:p text:style-name="Standard"><text:s text:c="2"/>build <text:s text:c="6"/>Build an image from a Dockerfile</text:p>
      <text:p text:style-name="Standard"><text:s text:c="2"/>history <text:s text:c="4"/>Show the history of an image</text:p>
      <text:p text:style-name="Standard"><text:s text:c="2"/>import <text:s text:c="5"/>Import the contents from a tarball to create a filesystem image</text:p>
      <text:p text:style-name="Standard"><text:s text:c="2"/>inspect <text:s text:c="4"/>Display detailed information on one or more images</text:p>
      <text:p text:style-name="Standard"><text:s text:c="2"/>load <text:s text:c="7"/>Load an image from a tar archive or STDIN</text:p>
      <text:p text:style-name="Standard"><text:s text:c="2"/>ls <text:s text:c="9"/>List images</text:p>
      <text:p text:style-name="Standard"><text:s text:c="2"/>prune <text:s text:c="6"/>Remove unused images</text:p>
      <text:p text:style-name="Standard"><text:s text:c="2"/>pull <text:s text:c="7"/>Download an image from a registry</text:p>
      <text:p text:style-name="Standard"><text:s text:c="2"/>push <text:s text:c="7"/>Upload an image to a registry</text:p>
      <text:p text:style-name="Standard"><text:s text:c="2"/>rm <text:s text:c="9"/>Remove one or more images</text:p>
      <text:p text:style-name="Standard"><text:s text:c="2"/>save <text:s text:c="7"/>Save one or more images to a tar archive (streamed to STDOUT by default)</text:p>
      <text:p text:style-name="Standard"><text:s text:c="2"/>tag <text:s text:c="8"/>Create a tag TARGET_IMAGE that refers to SOURCE_IMAGE</text:p>
      <text:p text:style-name="Standard"/>
      <text:p text:style-name="Standard">Run 'docker image COMMAND --help' for more information on a command.</text:p>
      <text:p text:style-name="Standard">ubuntu@ubuntu-Latitude-E5470:~$ sudo docker run --name myDB -e MYSQL_ROOT_PASSWORD=root -d mysql</text:p>
      <text:p text:style-name="Standard">af838de81b6f718e38ae87c308f98259dea1cd052436e07ac370f62aa0ff9f30</text:p>
      <text:p text:style-name="Standard">ubuntu@ubuntu-Latitude-E5470:~$ sudo docker ps</text:p>
      <text:p text:style-name="Standard">CONTAINER ID <text:s text:c="2"/>IMAGE <text:s text:c="4"/>COMMAND <text:s text:c="17"/>CREATED <text:s text:c="8"/>STATUS <text:s text:c="8"/>PORTS <text:s text:c="16"/>NAMES</text:p>
      <text:p text:style-name="Standard">af838de81b6f <text:s text:c="2"/>mysql <text:s text:c="4"/>"docker-entrypoint.s…" <text:s text:c="2"/>2 minutes ago <text:s text:c="2"/>Up 2 minutes <text:s text:c="2"/>3306/tcp, 33060/tcp <text:s text:c="2"/>myDB</text:p>
      <text:p text:style-name="Standard">ubuntu@ubuntu-Latitude-E5470:~$ sudo docker ps -a</text:p>
      <text:p text:style-name="Standard">CONTAINER ID <text:s text:c="2"/>IMAGE <text:s text:c="4"/>COMMAND <text:s text:c="17"/>CREATED <text:s text:c="8"/>STATUS <text:s text:c="8"/>PORTS <text:s text:c="16"/>NAMES</text:p>
      <text:p text:style-name="Standard">af838de81b6f <text:s text:c="2"/>mysql <text:s text:c="4"/>"docker-entrypoint.s…" <text:s text:c="2"/>3 minutes ago <text:s text:c="2"/>Up 3 minutes <text:s text:c="2"/>3306/tcp, 33060/tcp <text:s text:c="2"/>myDB</text:p>
      <text:p text:style-name="Standard">ubuntu@ubuntu-Latitude-E5470:~$ sudo docker ps -a</text:p>
      <text:p text:style-name="Standard">CONTAINER ID <text:s text:c="2"/>IMAGE <text:s text:c="4"/>COMMAND <text:s text:c="17"/>CREATED <text:s text:c="8"/>STATUS <text:s text:c="8"/>PORTS <text:s text:c="16"/>NAMES</text:p>
      <text:p text:style-name="Standard">af838de81b6f <text:s text:c="2"/>mysql <text:s text:c="4"/>"docker-entrypoint.s…" <text:s text:c="2"/>6 minutes ago <text:s text:c="2"/>Up 6 minutes <text:s text:c="2"/>3306/tcp, 33060/tcp <text:s text:c="2"/>myDB</text:p>
      <text:p text:style-name="Standard">ubuntu@ubuntu-Latitude-E5470:~$ sudo exec <text:s/>-it myDB bash</text:p>
      <text:p text:style-name="Standard">sudo: exec: command not found</text:p>
      <text:p text:style-name="Standard">ubuntu@ubuntu-Latitude-E5470:~$ sudo docker images</text:p>
      <text:p text:style-name="Standard"><text:soft-page-break/>REPOSITORY <text:s text:c="2"/>TAG <text:s text:c="6"/>IMAGE ID <text:s text:c="6"/>CREATED <text:s text:c="6"/>SIZE</text:p>
      <text:p text:style-name="Standard">mysql <text:s text:c="7"/>latest <text:s text:c="3"/>b2013ac99101 <text:s text:c="2"/>10 days ago <text:s text:c="2"/>577MB</text:p>
      <text:p text:style-name="Standard">ubuntu@ubuntu-Latitude-E5470:~$ sudo docker ps</text:p>
      <text:p text:style-name="Standard">CONTAINER ID <text:s text:c="2"/>IMAGE <text:s text:c="4"/>COMMAND <text:s text:c="17"/>CREATED <text:s text:c="8"/>STATUS <text:s text:c="8"/>PORTS <text:s text:c="16"/>NAMES</text:p>
      <text:p text:style-name="Standard">af838de81b6f <text:s text:c="2"/>mysql <text:s text:c="4"/>"docker-entrypoint.s…" <text:s text:c="2"/>8 minutes ago <text:s text:c="2"/>Up 8 minutes <text:s text:c="2"/>3306/tcp, 33060/tcp <text:s text:c="2"/>myDB</text:p>
      <text:p text:style-name="Standard">ubuntu@ubuntu-Latitude-E5470:~$ sudo docker ps -a</text:p>
      <text:p text:style-name="Standard">CONTAINER ID <text:s text:c="2"/>IMAGE <text:s text:c="4"/>COMMAND <text:s text:c="17"/>CREATED <text:s text:c="8"/>STATUS <text:s text:c="8"/>PORTS <text:s text:c="16"/>NAMES</text:p>
      <text:p text:style-name="Standard">af838de81b6f <text:s text:c="2"/>mysql <text:s text:c="4"/>"docker-entrypoint.s…" <text:s text:c="2"/>8 minutes ago <text:s text:c="2"/>Up 8 minutes <text:s text:c="2"/>3306/tcp, 33060/tcp <text:s text:c="2"/>myDB</text:p>
      <text:p text:style-name="Standard">ubuntu@ubuntu-Latitude-E5470:~$ sudo exec <text:s/>-it myDB bash</text:p>
      <text:p text:style-name="Standard">sudo: exec: command not found</text:p>
      <text:p text:style-name="Standard">ubuntu@ubuntu-Latitude-E5470:~$ sudo docker exec <text:s/>-it myDB bash</text:p>
      <text:p text:style-name="Standard">bash-4.4# ls</text:p>
      <text:p text:style-name="Standard">bin <text:s/>boot <text:s/>dev<text:tab/>docker-entrypoint-initdb.d <text:s/>etc <text:s/>home <text:s/>lib <text:s/>lib64 <text:s/>media <text:s/>mnt <text:s/>opt <text:s/>proc <text:s/>root<text:tab/>run <text:s/>sbin <text:s/>srv<text:tab/>sys <text:s/>tmp <text:s/>usr <text:s/>var</text:p>
      <text:p text:style-name="Standard">bash-4.4# mysql -u root -p</text:p>
      <text:p text:style-name="Standard">Enter password: </text:p>
      <text:p text:style-name="Standard">Welcome to the MySQL monitor. <text:s/>Commands end with ; or \g.</text:p>
      <text:p text:style-name="Standard">Your MySQL connection id is 8</text:p>
      <text:p text:style-name="Standard">Server version: 8.1.0 MySQL Community Server - GPL</text:p>
      <text:p text:style-name="Standard"/>
      <text:p text:style-name="Standard">Copyright (c) 2000, 2023, Oracle and/or its affiliates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Standard"/>
      <text:p text:style-name="Standard">mysql&gt; show databases</text:p>
      <text:p text:style-name="Standard"><text:s text:c="4"/>-&gt; show databases;</text:p>
      <text:p text:style-name="Standard">ERROR 1064 (42000): You have an error in your SQL syntax; check the manual that corresponds to your MySQL server version for the right syntax to use near 'show databases' at line 2</text:p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sys <text:s text:c="15"/>|</text:p>
      <text:p text:style-name="Standard">+--------------------+</text:p>
      <text:p text:style-name="Standard">4 rows in set (0.01 sec)</text:p>
      <text:p text:style-name="Standard"/>
      <text:p text:style-name="Standard">mysql&gt; create database <text:s/>OSLAB;</text:p>
      <text:p text:style-name="Standard">Query OK, 1 row affected (0.01 sec)</text:p>
      <text:p text:style-name="Standard"/>
      <text:p text:style-name="Standard">mysql&gt; show databases;</text:p>
      <text:p text:style-name="Standard">+--------------------+</text:p>
      <text:p text:style-name="Standard"><text:soft-page-break/>| Database <text:s text:c="10"/>|</text:p>
      <text:p text:style-name="Standard">+--------------------+</text:p>
      <text:p text:style-name="Standard">| OSLAB <text:s text:c="13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sys <text:s text:c="15"/>|</text:p>
      <text:p text:style-name="Standard">+--------------------+</text:p>
      <text:p text:style-name="Standard">5 rows in set (0.00 sec)</text:p>
      <text:p text:style-name="Standard"/>
      <text:p text:style-name="Standard">mysql&gt; use OSLAB;</text:p>
      <text:p text:style-name="Standard">Database changed</text:p>
      <text:p text:style-name="Standard">mysql&gt; ^C</text:p>
      <text:p text:style-name="Standard">mysql&gt; ^C</text:p>
      <text:p text:style-name="Standard">mysql&gt; exit</text:p>
      <text:p text:style-name="Standard">Bye</text:p>
      <text:p text:style-name="Standard">bash-4.4# exit</text:p>
      <text:p text:style-name="Standard">exit</text:p>
      <text:p text:style-name="Standard">ubuntu@ubuntu-Latitude-E5470:~$ cd</text:p>
      <text:p text:style-name="Standard">ubuntu@ubuntu-Latitude-E5470:~$ pwd</text:p>
      <text:p text:style-name="Standard">/home/ubuntu</text:p>
      <text:p text:style-name="Standard">ubuntu@ubuntu-Latitude-E5470:~$ cd home</text:p>
      <text:p text:style-name="Standard">bash: cd: home: No such file or directory</text:p>
      <text:p text:style-name="Standard">ubuntu@ubuntu-Latitude-E5470:~$ gcc lab5.c -o lab5</text:p>
      <text:p text:style-name="Standard">lab5.c:1:13: fatal error: iostream: No such file or directory</text:p>
      <text:p text:style-name="Standard"><text:s text:c="4"/>1 | <text:s text:c="4"/>#include&lt;iostream&gt;</text:p>
      <text:p text:style-name="Standard"><text:s text:c="6"/>| <text:s text:c="12"/>^~~~~~~~~~</text:p>
      <text:p text:style-name="Standard">compilation terminated.</text:p>
      <text:p text:style-name="Standard">ubuntu@ubuntu-Latitude-E5470:~$ gcc labtask.sh -o labtask</text:p>
      <text:p text:style-name="Standard">/usr/bin/ld:labtask.sh: file format not recognized; treating as linker script</text:p>
      <text:p text:style-name="Standard">/usr/bin/ld:labtask.sh:2: syntax error</text:p>
      <text:p text:style-name="Standard">collect2: error: ld returned 1 exit status</text:p>
      <text:p text:style-name="Standard">ubuntu@ubuntu-Latitude-E5470:~$ sudo docker exec <text:s/>-it myDB bash</text:p>
      <text:p text:style-name="Standard">[sudo] password for ubuntu: </text:p>
      <text:p text:style-name="Standard">bash-4.4# ls</text:p>
      <text:p text:style-name="Standard">bin <text:s/>boot <text:s/>dev<text:tab/>docker-entrypoint-initdb.d <text:s/>etc <text:s/>home <text:s/>lib <text:s/>lib64 <text:s/>media <text:s/>mnt <text:s/>opt <text:s/>proc <text:s/>root<text:tab/>run <text:s/>sbin <text:s/>srv<text:tab/>sys <text:s/>tmp <text:s/>usr <text:s/>var</text:p>
      <text:p text:style-name="Standard">bash-4.4#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30:04.941459038</meta:creation-date>
    <dc:date>2023-10-02T17:10:41.488122914</dc:date>
    <meta:editing-duration>PT2M23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12" meta:paragraph-count="460" meta:word-count="4754" meta:character-count="39070" meta:non-whitespace-character-count="29084"/>
  </office:meta>
</office:document-meta>
</file>